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 style:family="table">
      <style:table-properties style:width="6.7403in" table:align="left"/>
    </style:style>
    <style:style style:name="Table5.A" style:family="table-column">
      <style:table-column-properties style:column-width="3.384in"/>
    </style:style>
    <style:style style:name="Table5.B" style:family="table-column">
      <style:table-column-properties style:column-width="2.4278in"/>
    </style:style>
    <style:style style:name="Table5.C" style:family="table-column">
      <style:table-column-properties style:column-width="0.9285in"/>
    </style:style>
    <style:style style:name="Table5.A1" style:family="table-cell">
      <style:table-cell-properties style:vertical-align="middle" fo:padding="0.0194in" fo:border="none"/>
    </style:style>
    <style:style style:name="Table2" style:family="table">
      <style:table-properties style:width="4.5569in" table:align="left"/>
    </style:style>
    <style:style style:name="Table2.A" style:family="table-column">
      <style:table-column-properties style:column-width="0.9215in"/>
    </style:style>
    <style:style style:name="Table2.B" style:family="table-column">
      <style:table-column-properties style:column-width="1.5465in"/>
    </style:style>
    <style:style style:name="Table2.C" style:family="table-column">
      <style:table-column-properties style:column-width="2.0889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4069in"/>
    </style:style>
    <style:style style:name="Table3.B" style:family="table-column">
      <style:table-column-properties style:column-width="3.0618in"/>
    </style:style>
    <style:style style:name="Table3.C" style:family="table-column">
      <style:table-column-properties style:column-width="2.4563in"/>
    </style:style>
    <style:style style:name="Table3.A1" style:family="table-cell">
      <style:table-cell-properties style:vertical-align="middle" fo:padding="0.0194in" fo:border="none"/>
    </style:style>
    <style:style style:name="P1" style:family="paragraph" style:parent-style-name="Table_20_Contents">
      <style:text-properties officeooo:paragraph-rsid="0004c990"/>
    </style:style>
    <style:style style:name="P2" style:family="paragraph" style:parent-style-name="Table_20_Contents" style:list-style-name="L1">
      <style:text-properties officeooo:paragraph-rsid="0004c990"/>
    </style:style>
    <style:style style:name="P3" style:family="paragraph" style:parent-style-name="Text_20_body" style:list-style-name="L1">
      <style:text-properties fo:color="#158466" loext:opacity="100%" officeooo:paragraph-rsid="00048829"/>
    </style:style>
    <style:style style:name="P4" style:family="paragraph" style:parent-style-name="Text_20_body" style:list-style-name="L1">
      <style:text-properties officeooo:paragraph-rsid="00048829"/>
    </style:style>
    <style:style style:name="P5" style:family="paragraph" style:parent-style-name="Preformatted_20_Text" style:list-style-name="L1">
      <style:paragraph-properties style:writing-mode="lr-tb"/>
      <style:text-properties officeooo:paragraph-rsid="00048829"/>
    </style:style>
    <style:style style:name="P6" style:family="paragraph" style:parent-style-name="Preformatted_20_Text">
      <style:paragraph-properties style:writing-mode="lr-tb"/>
      <style:text-properties officeooo:paragraph-rsid="00048829"/>
    </style:style>
    <style:style style:name="P7" style:family="paragraph" style:parent-style-name="Heading_20_1">
      <style:text-properties officeooo:paragraph-rsid="00048829"/>
    </style:style>
    <style:style style:name="P8" style:family="paragraph" style:parent-style-name="Heading_20_3">
      <style:text-properties officeooo:paragraph-rsid="00048829"/>
    </style:style>
    <style:style style:name="P9" style:family="paragraph" style:parent-style-name="Text_20_body">
      <style:text-properties officeooo:paragraph-rsid="00048829"/>
    </style:style>
    <style:style style:name="P10" style:family="paragraph" style:parent-style-name="Preformatted_20_Text">
      <style:paragraph-properties fo:margin-left="0in" fo:margin-right="0in" fo:text-indent="0in" style:auto-text-indent="false" style:writing-mode="lr-tb"/>
      <style:text-properties officeooo:paragraph-rsid="00048829"/>
    </style:style>
    <style:style style:name="P11" style:family="paragraph" style:parent-style-name="Preformatted_20_Text">
      <style:paragraph-properties fo:margin-top="0in" fo:margin-bottom="0.1965in" style:contextual-spacing="false" style:writing-mode="lr-tb"/>
      <style:text-properties officeooo:paragraph-rsid="00048829"/>
    </style:style>
    <style:style style:name="P12" style:family="paragraph" style:parent-style-name="Table_20_Heading">
      <style:text-properties officeooo:paragraph-rsid="00048829"/>
    </style:style>
    <style:style style:name="P13" style:family="paragraph" style:parent-style-name="Table_20_Contents">
      <style:text-properties officeooo:paragraph-rsid="00048829"/>
    </style:style>
    <style:style style:name="P14" style:family="paragraph" style:parent-style-name="Table_20_Contents">
      <style:text-properties fo:font-size="2pt" officeooo:paragraph-rsid="00048829" style:font-size-asian="2pt" style:font-size-complex="2pt"/>
    </style:style>
    <style:style style:name="P15" style:family="paragraph" style:parent-style-name="Text_20_body" style:list-style-name="L2">
      <style:text-properties officeooo:paragraph-rsid="00048829"/>
    </style:style>
    <style:style style:name="P16" style:family="paragraph" style:parent-style-name="Text_20_body" style:list-style-name="L3">
      <style:text-properties officeooo:paragraph-rsid="00048829"/>
    </style:style>
    <style:style style:name="P17" style:family="paragraph" style:parent-style-name="Table_20_Contents">
      <style:text-properties fo:color="#158466" loext:opacity="100%" officeooo:paragraph-rsid="00048829"/>
    </style:style>
    <style:style style:name="P18" style:family="paragraph" style:parent-style-name="Standard">
      <style:text-properties officeooo:paragraph-rsid="00048829"/>
    </style:style>
    <style:style style:name="P19" style:family="paragraph" style:parent-style-name="Text_20_body" style:list-style-name="L4">
      <style:text-properties officeooo:paragraph-rsid="00048829"/>
    </style:style>
    <style:style style:name="P20" style:family="paragraph" style:parent-style-name="Horizontal_20_Line">
      <style:text-properties officeooo:paragraph-rsid="00048829"/>
    </style:style>
    <style:style style:name="P21" style:family="paragraph" style:parent-style-name="Standard">
      <style:paragraph-properties fo:margin-top="0in" fo:margin-bottom="0.1965in" style:contextual-spacing="false" style:writing-mode="lr-tb"/>
      <style:text-properties officeooo:paragraph-rsid="00048829"/>
    </style:style>
    <style:style style:name="P22" style:family="paragraph" style:parent-style-name="Heading_20_6">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23" style:family="paragraph" style:parent-style-name="Text_20_body">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24" style:family="paragraph" style:parent-style-name="Horizontal_20_Line">
      <style:text-properties style:font-name="Liberation Mono" fo:font-size="10pt" officeooo:paragraph-rsid="00048829" style:font-name-asian="NSimSun" style:font-size-asian="10pt" style:font-name-complex="Liberation Mono" style:font-size-complex="10pt"/>
    </style:style>
    <style:style style:name="P25" style:family="paragraph" style:parent-style-name="Heading_20_3">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26" style:family="paragraph" style:parent-style-name="Heading_20_4">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27" style:family="paragraph" style:parent-style-name="Text_20_body" style:list-style-name="L5">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28" style:family="paragraph" style:parent-style-name="Text_20_body" style:list-style-name="L6">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29" style:family="paragraph" style:parent-style-name="Preformatted_20_Text">
      <style:paragraph-properties fo:margin-left="0in" fo:margin-right="0in" fo:margin-top="0in" fo:margin-bottom="0.1965in" style:contextual-spacing="false" fo:text-indent="0in" style:auto-text-indent="false" style:writing-mode="lr-tb"/>
      <style:text-properties officeooo:paragraph-rsid="00048829"/>
    </style:style>
    <style:style style:name="P30" style:family="paragraph" style:parent-style-name="Text_20_body" style:list-style-name="L7">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31" style:family="paragraph" style:parent-style-name="Text_20_body" style:list-style-name="L8">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32" style:family="paragraph" style:parent-style-name="Text_20_body" style:list-style-name="L9">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33" style:family="paragraph" style:parent-style-name="Text_20_body" style:list-style-name="L10">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34" style:family="paragraph" style:parent-style-name="Text_20_body" style:list-style-name="L11">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35" style:family="paragraph" style:parent-style-name="Text_20_body" style:list-style-name="L12">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36" style:family="paragraph" style:parent-style-name="Text_20_body" style:list-style-name="L13">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37" style:family="paragraph" style:parent-style-name="Text_20_body" style:list-style-name="L14">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38" style:family="paragraph" style:parent-style-name="Text_20_body" style:list-style-name="L15">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39" style:family="paragraph" style:parent-style-name="Text_20_body" style:list-style-name="L16">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40" style:family="paragraph" style:parent-style-name="Text_20_body" style:list-style-name="L17">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41" style:family="paragraph" style:parent-style-name="Text_20_body" style:list-style-name="L18">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42" style:family="paragraph" style:parent-style-name="Text_20_body" style:list-style-name="L19">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43" style:family="paragraph" style:parent-style-name="Text_20_body" style:list-style-name="L20">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44" style:family="paragraph" style:parent-style-name="Text_20_body" style:list-style-name="L21">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45" style:family="paragraph" style:parent-style-name="Text_20_body" style:list-style-name="L22">
      <style:paragraph-properties fo:margin-top="0in" fo:margin-bottom="0.1965in" style:contextual-spacing="false"/>
      <style:text-properties style:font-name="Liberation Mono" fo:font-size="10pt" officeooo:paragraph-rsid="00048829" style:font-name-asian="NSimSun" style:font-size-asian="10pt" style:font-name-complex="Liberation Mono" style:font-size-complex="10pt"/>
    </style:style>
    <style:style style:name="P46" style:family="paragraph" style:parent-style-name="Heading_20_2">
      <style:text-properties officeooo:paragraph-rsid="00048829"/>
    </style:style>
    <style:style style:name="P47" style:family="paragraph" style:parent-style-name="Text_20_body" style:list-style-name="L23">
      <style:text-properties officeooo:paragraph-rsid="00048829"/>
    </style:style>
    <style:style style:name="P48" style:family="paragraph" style:parent-style-name="Text_20_body">
      <style:paragraph-properties fo:break-before="page"/>
      <style:text-properties officeooo:paragraph-rsid="00048829"/>
    </style:style>
    <style:style style:name="P49" style:family="paragraph" style:parent-style-name="Text_20_body">
      <style:text-properties officeooo:paragraph-rsid="0004c990"/>
    </style:style>
    <style:style style:name="P50" style:family="paragraph" style:parent-style-name="Preformatted_20_Text">
      <style:paragraph-properties fo:margin-left="0in" fo:margin-right="0in" fo:margin-top="0in" fo:margin-bottom="0.0972in" style:contextual-spacing="false" fo:line-height="115%" fo:text-indent="0in" style:auto-text-indent="false" style:writing-mode="lr-tb"/>
    </style:style>
    <style:style style:name="P51" style:family="paragraph" style:parent-style-name="Preformatted_20_Text">
      <style:paragraph-properties fo:margin-top="0in" fo:margin-bottom="0.0972in" style:contextual-spacing="false" fo:line-height="115%" style:writing-mode="lr-tb"/>
    </style:style>
    <style:style style:name="P52" style:family="paragraph" style:parent-style-name="Preformatted_20_Text">
      <style:paragraph-properties fo:margin-top="0in" fo:margin-bottom="0.0972in" style:contextual-spacing="false" fo:line-height="115%" style:writing-mode="lr-tb"/>
      <style:text-properties officeooo:paragraph-rsid="00073846"/>
    </style:style>
    <style:style style:name="P53" style:family="paragraph" style:parent-style-name="Horizontal_20_Line">
      <style:paragraph-properties fo:margin-top="0in" fo:margin-bottom="0.0972in" style:contextual-spacing="false" fo:line-height="115%"/>
    </style:style>
    <style:style style:name="P54" style:family="paragraph" style:parent-style-name="Heading_20_2">
      <style:paragraph-properties fo:margin-top="0in" fo:margin-bottom="0.0972in" style:contextual-spacing="false" fo:line-height="115%"/>
    </style:style>
    <style:style style:name="P55" style:family="paragraph" style:parent-style-name="Heading_20_3">
      <style:paragraph-properties fo:margin-top="0in" fo:margin-bottom="0.0972in" style:contextual-spacing="false" fo:line-height="115%"/>
    </style:style>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6"/>
    <style:style style:name="P59" style:family="paragraph" style:parent-style-name="Text_20_body" style:list-style-name="L27"/>
    <style:style style:name="P60" style:family="paragraph" style:parent-style-name="Text_20_body" style:list-style-name="L28"/>
    <style:style style:name="P61" style:family="paragraph" style:parent-style-name="Text_20_body" style:list-style-name="L29"/>
    <style:style style:name="P62" style:family="paragraph" style:parent-style-name="Preformatted_20_Text">
      <style:paragraph-properties fo:margin-top="0in" fo:margin-bottom="0.1965in" style:contextual-spacing="false" fo:line-height="115%" style:writing-mode="lr-tb"/>
    </style:style>
    <style:style style:name="P63" style:family="paragraph" style:parent-style-name="Quotations">
      <style:paragraph-properties fo:margin-top="0in" fo:margin-bottom="0.0972in" style:contextual-spacing="false" fo:line-height="115%"/>
    </style:style>
    <style:style style:name="P64" style:family="paragraph" style:parent-style-name="Text_20_body" style:list-style-name="L30"/>
    <style:style style:name="P65" style:family="paragraph" style:parent-style-name="Text_20_body" style:list-style-name="L31"/>
    <style:style style:name="P66" style:family="paragraph" style:parent-style-name="Text_20_body" style:list-style-name="L32"/>
    <style:style style:name="P67" style:family="paragraph" style:parent-style-name="Text_20_body" style:list-style-name="L33"/>
    <style:style style:name="P68" style:family="paragraph" style:parent-style-name="Text_20_body" style:list-style-name="L34"/>
    <style:style style:name="P69" style:family="paragraph" style:parent-style-name="Text_20_body" style:list-style-name="L35"/>
    <style:style style:name="P70" style:family="paragraph" style:parent-style-name="Text_20_body" style:list-style-name="L36"/>
    <style:style style:name="P71" style:family="paragraph" style:parent-style-name="Text_20_body" style:list-style-name="L37"/>
    <style:style style:name="P72" style:family="paragraph" style:parent-style-name="Text_20_body" style:list-style-name="L38"/>
    <style:style style:name="P73" style:family="paragraph" style:parent-style-name="Text_20_body" style:list-style-name="L39"/>
    <style:style style:name="P74" style:family="paragraph" style:parent-style-name="Text_20_body" style:list-style-name="L40"/>
    <style:style style:name="P75" style:family="paragraph" style:parent-style-name="Text_20_body" style:list-style-name="L41"/>
    <style:style style:name="P76" style:family="paragraph" style:parent-style-name="Text_20_body" style:list-style-name="L42"/>
    <style:style style:name="T1" style:family="text">
      <style:text-properties fo:color="#158466" loext:opacity="100%"/>
    </style:style>
    <style:style style:name="T2" style:family="text">
      <style:text-properties officeooo:rsid="00048829"/>
    </style:style>
    <style:style style:name="T3" style:family="text">
      <style:text-properties officeooo:rsid="0004c990"/>
    </style:style>
    <style:style style:name="T4" style:family="text">
      <style:text-properties officeooo:rsid="0007384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Analytics Service</text:span></text:p>
      <text:p text:style-name="P1"><text:span text:style-name="Strong_20_Emphasis"/></text:p>
      <text:list text:style-name="L1">
        <text:list-item>
          <text:p text:style-name="P2">Consumes portfolio and market data events via RabbitMQ to compute metrics — ROI, volatility, asset allocation by category, performance over time.Consumes portfolio and market data events via RabbitMQ to compute metrics — ROI, volatility, asset allocation by category, performance over time.</text:p>
        </text:list-item>
        <text:list-item>
          <text:p text:style-name="P2"/>
        </text:list-item>
        <text:list-item>
          <text:p text:style-name="P3">Analytics consumes events, calculates stats, publishes “AnalyticsUpdated”.</text:p>
        </text:list-item>
        <text:list-item>
          <text:p text:style-name="P4">Analytics Service displays calculated stats (total value, daily % change, diversification pie).</text:p>
        </text:list-item>
        <text:list-item>
          <text:p text:style-name="P4">Analytics → Notification (RabbitMQ async)</text:p>
        </text:list-item>
        <text:list-item>
          <text:p text:style-name="P5"><text:span text:style-name="Source_20_Text"><text:span text:style-name="T1">Analytics.API/ <text:s text:c="8"/># Listens to events and computes metrics</text:span></text:span></text:p>
        </text:list-item>
      </text:list>
      <text:p text:style-name="P6"><text:span text:style-name="Source_20_Text"><text:span text:style-name="T1"/></text:span></text:p>
      <text:p text:style-name="P6"><text:span text:style-name="Source_20_Text"><text:span text:style-name="T1"/></text:span></text:p>
      <text:h text:style-name="P7" text:outline-level="1">🧩 Microservice 3: Analytics Service (🔵 Large)</text:h>
      <text:h text:style-name="P8" text:outline-level="3">Purpose</text:h>
      <text:p text:style-name="P9">Central computation engine. Listens to portfolio and market-data updates, calculates portfolio metrics, and sends results to Notification Service.</text:p>
      <text:h text:style-name="P8" text:outline-level="3">Models</text:h>
      <text:p text:style-name="P10"><text:span text:style-name="Source_20_Text">public class PortfolioAnalytics</text:span></text:p>
      <text:p text:style-name="P6"><text:span text:style-name="Source_20_Text">{</text:span></text:p>
      <text:p text:style-name="P6"><text:span text:style-name="Source_20_Text"><text:s text:c="4"/>public Guid Id { get; set; }</text:span></text:p>
      <text:p text:style-name="P6"><text:span text:style-name="Source_20_Text"><text:s text:c="4"/>public string UserName { get; set; } = default!;</text:span></text:p>
      <text:p text:style-name="P6"><text:span text:style-name="Source_20_Text"><text:s text:c="4"/>public decimal TotalValue { get; set; }</text:span></text:p>
      <text:p text:style-name="P6"><text:span text:style-name="Source_20_Text"><text:s text:c="4"/>public decimal DailyChangePercent { get; set; }</text:span></text:p>
      <text:p text:style-name="P6"><text:span text:style-name="Source_20_Text"><text:s text:c="4"/>public decimal TotalReturnPercent { get; set; }</text:span></text:p>
      <text:p text:style-name="P6"><text:span text:style-name="Source_20_Text"><text:s text:c="4"/>public List&lt;AssetContribution&gt; AssetContributions { get; set; } = new();</text:span></text:p>
      <text:p text:style-name="P6"><text:span text:style-name="Source_20_Text">}</text:span></text:p>
      <text:p text:style-name="P6"/>
      <text:p text:style-name="P6"><text:span text:style-name="Source_20_Text">public class AssetContribution</text:span></text:p>
      <text:p text:style-name="P6"><text:span text:style-name="Source_20_Text">{</text:span></text:p>
      <text:p text:style-name="P6"><text:span text:style-name="Source_20_Text"><text:s text:c="4"/>public string Symbol { get; set; } = default!;</text:span></text:p>
      <text:p text:style-name="P6"><text:span text:style-name="Source_20_Text"><text:s text:c="4"/>public decimal WeightPercent { get; set; }</text:span></text:p>
      <text:p text:style-name="P6"><text:span text:style-name="Source_20_Text"><text:s text:c="4"/>public decimal CurrentValue { get; set; }</text:span></text:p>
      <text:p text:style-name="P11"><text:span text:style-name="Source_20_Text">}</text:span></text:p>
      <text:h text:style-name="P8" text:outline-level="3">Endpoints (REST)</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Verb</text:p>
            </table:table-cell>
            <table:table-cell table:style-name="Table5.A1" office:value-type="string">
              <text:p text:style-name="P12">Route</text:p>
            </table:table-cell>
            <table:table-cell table:style-name="Table5.A1" office:value-type="string">
              <text:p text:style-name="P12">Description</text:p>
            </table:table-cell>
          </table:table-row>
        </table:table-header-rows>
        <table:table-row>
          <table:table-cell table:style-name="Table5.A1" office:value-type="string">
            <text:p text:style-name="P13"><text:span text:style-name="Source_20_Text">GET /api/analytics/{user}</text:span></text:p>
          </table:table-cell>
          <table:table-cell table:style-name="Table5.A1" office:value-type="string">
            <text:p text:style-name="P13">Returns current analytics for a user</text:p>
          </table:table-cell>
          <table:table-cell table:style-name="Table5.A1" office:value-type="string">
            <text:p text:style-name="P14"/>
          </table:table-cell>
        </table:table-row>
        <table:table-row>
          <table:table-cell table:style-name="Table5.A1" office:value-type="string">
            <text:p text:style-name="P13"><text:span text:style-name="Source_20_Text">GET /api/analytics/{user}/history</text:span></text:p>
          </table:table-cell>
          <table:table-cell table:style-name="Table5.A1" office:value-type="string">
            <text:p text:style-name="P13">Returns stored snapshots (optional)</text:p>
          </table:table-cell>
          <table:table-cell table:style-name="Table5.A1" office:value-type="string">
            <text:p text:style-name="P14"/>
          </table:table-cell>
        </table:table-row>
      </table:table>
      <text:h text:style-name="P8" text:outline-level="3"><text:soft-page-break/></text:h>
      <text:h text:style-name="P8" text:outline-level="3">Communication</text:h>
      <text:list text:style-name="L2">
        <text:list-item>
          <text:p text:style-name="P15"><text:span text:style-name="Strong_20_Emphasis">Consumes RabbitMQ</text:span>:</text:p>
          <text:list>
            <text:list-item>
              <text:p text:style-name="P15"><text:span text:style-name="Source_20_Text">PortfolioUpdatedEvent</text:span> from Portfolio Service</text:p>
            </text:list-item>
            <text:list-item>
              <text:p text:style-name="P15"><text:span text:style-name="Source_20_Text">MarketPricesUpdatedEvent</text:span> from MarketData Service</text:p>
            </text:list-item>
          </text:list>
        </text:list-item>
        <text:list-item>
          <text:p text:style-name="P15"><text:span text:style-name="Strong_20_Emphasis">gRPC Calls</text:span>: May query MarketData Service for missing prices.</text:p>
        </text:list-item>
        <text:list-item>
          <text:p text:style-name="P15"><text:span text:style-name="Strong_20_Emphasis">Publishes RabbitMQ Event</text:span>: <text:span text:style-name="Source_20_Text">AnalyticsComputedEvent</text:span> with calculated stats.</text:p>
        </text:list-item>
      </text:list>
      <text:h text:style-name="P8" text:outline-level="3">Published Events</text:h>
      <text:p text:style-name="P10"><text:span text:style-name="Source_20_Text">public record AnalyticsComputedEvent(</text:span></text:p>
      <text:p text:style-name="P6"><text:span text:style-name="Source_20_Text"><text:s text:c="4"/>string UserName,</text:span></text:p>
      <text:p text:style-name="P6"><text:span text:style-name="Source_20_Text"><text:s text:c="4"/>decimal TotalValue,</text:span></text:p>
      <text:p text:style-name="P6"><text:span text:style-name="Source_20_Text"><text:s text:c="4"/>decimal DailyChangePercent,</text:span></text:p>
      <text:p text:style-name="P11"><text:span text:style-name="Source_20_Text"><text:s text:c="4"/>decimal TotalReturnPercent);</text:span></text:p>
      <text:h text:style-name="P8" text:outline-level="3">Example Logic</text:h>
      <text:list text:style-name="L3">
        <text:list-item>
          <text:p text:style-name="P16">On new portfolio → join with latest prices → compute total value.</text:p>
        </text:list-item>
        <text:list-item>
          <text:p text:style-name="P16">Store snapshot in PostgreSQL or SQL Server.</text:p>
        </text:list-item>
        <text:list-item>
          <text:p text:style-name="P16"><text:span text:style-name="Source_20_Text"><text:span text:style-name="T1">Publish AnalyticsComputedEvent.</text:span></text:span></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7">Analytics</text:p>
            </table:table-cell>
            <table:table-cell table:style-name="Table2.A1" office:value-type="string">
              <text:p text:style-name="P17">SQL Server</text:p>
            </table:table-cell>
            <table:table-cell table:style-name="Table2.A1" office:value-type="string">
              <text:p text:style-name="P17">Durable storage for snapshots</text:p>
            </table:table-cell>
          </table:table-row>
        </table:table-header-rows>
      </table:table>
      <text:p text:style-name="P18"><text:span text:style-name="Source_20_Text"><text:span text:style-name="T1"/></text:span></text:p>
      <text:h text:style-name="P8" text:outline-level="3"><text:span text:style-name="Strong_20_Emphasis">Step 4 — Analytics Service</text:span></text:h>
      <text:list text:style-name="L4">
        <text:list-item>
          <text:p text:style-name="P19">Subscribe to <text:span text:style-name="Source_20_Text">PortfolioUpdatedEvent</text:span> and <text:span text:style-name="Source_20_Text">MarketPricesUpdatedEvent</text:span>.</text:p>
        </text:list-item>
        <text:list-item>
          <text:p text:style-name="P19">Compute total value, allocation percentages, and mock daily change.</text:p>
        </text:list-item>
        <text:list-item>
          <text:p text:style-name="P19">Store results in SQL Server or PostgreSQL.</text:p>
        </text:list-item>
        <text:list-item>
          <text:p text:style-name="P19">Publish <text:span text:style-name="Source_20_Text">AnalyticsComputedEvent</text:span>.</text:p>
        </text:list-item>
      </text:list>
      <text:p text:style-name="P9">✅ <text:span text:style-name="Emphasis">Now you’ll have a full async computation chain running.</text:span></text:p>
      <text:p text:style-name="P20"><text:span text:style-name="Source_20_Text"><text:span text:style-name="T1"/></text:span></text:p>
      <text:p text:style-name="P18"><text:span text:style-name="Strong_20_Emphasis">Analytics Page (</text:span><text:span text:style-name="Source_20_Text">/analytics</text:span><text:span text:style-name="Strong_20_Emphasis">)</text:span></text:p>
      <text:p text:style-name="P10"><text:span text:style-name="Source_20_Text">-----------------------------------------------------------</text:span></text:p>
      <text:p text:style-name="P6"><text:span text:style-name="Source_20_Text">| Navbar <text:s text:c="49"/>|</text:span></text:p>
      <text:p text:style-name="P6"><text:span text:style-name="Source_20_Text">-----------------------------------------------------------</text:span></text:p>
      <text:p text:style-name="P6"><text:span text:style-name="Source_20_Text">| <text:s/>Analytics Overview <text:s text:c="36"/>|</text:span></text:p>
      <text:p text:style-name="P6"><text:span text:style-name="Source_20_Text">| <text:s/>Updated as of: 10:30 AM <text:s text:c="31"/>|</text:span></text:p>
      <text:p text:style-name="P6"><text:span text:style-name="Source_20_Text">-----------------------------------------------------------</text:span></text:p>
      <text:p text:style-name="P6"><text:span text:style-name="Source_20_Text">| <text:s/>[ Key Metrics ] <text:s text:c="39"/>|</text:span></text:p>
      <text:p text:style-name="P6"><text:span text:style-name="Source_20_Text">| <text:s/>+-----------------------------------------------+ <text:s text:c="6"/>|</text:span></text:p>
      <text:p text:style-name="P6"><text:soft-page-break/><text:span text:style-name="Source_20_Text">| <text:s/>| Total Value: $123,456 <text:s text:c="24"/>| <text:s text:c="6"/>|</text:span></text:p>
      <text:p text:style-name="P6"><text:span text:style-name="Source_20_Text">| <text:s/>| Daily Change: +2.3% ↑ <text:s text:c="25"/>| <text:s text:c="6"/>|</text:span></text:p>
      <text:p text:style-name="P6"><text:span text:style-name="Source_20_Text">| <text:s/>| Total Return: +14.8% <text:s text:c="26"/>| <text:s text:c="6"/>|</text:span></text:p>
      <text:p text:style-name="P6"><text:span text:style-name="Source_20_Text">| <text:s/>+-----------------------------------------------+ <text:s text:c="6"/>|</text:span></text:p>
      <text:p text:style-name="P6"><text:span text:style-name="Source_20_Text">-----------------------------------------------------------</text:span></text:p>
      <text:p text:style-name="P6"><text:span text:style-name="Source_20_Text">| <text:s/>[ Pie Chart: Asset Allocation ] <text:s text:c="23"/>|</text:span></text:p>
      <text:p text:style-name="P6"><text:span text:style-name="Source_20_Text">| <text:s text:c="2"/>(AAPL 60%, TSLA 40%) <text:s text:c="33"/>|</text:span></text:p>
      <text:p text:style-name="P6"><text:span text:style-name="Source_20_Text">| <text:s text:c="5"/>🍩 Chart rendered with Chart.js <text:s text:c="19"/>|</text:span></text:p>
      <text:p text:style-name="P6"><text:span text:style-name="Source_20_Text">-----------------------------------------------------------</text:span></text:p>
      <text:p text:style-name="P6"><text:span text:style-name="Source_20_Text">| <text:s/>[ Line Chart: Portfolio Value Over Time ] <text:s text:c="13"/>|</text:span></text:p>
      <text:p text:style-name="P6"><text:span text:style-name="Source_20_Text">| <text:s text:c="2"/>───────────────────────────────📈──────────────────── |</text:span></text:p>
      <text:p text:style-name="P6"><text:span text:style-name="Source_20_Text">-----------------------------------------------------------</text:span></text:p>
      <text:p text:style-name="P6"><text:span text:style-name="Source_20_Text">| <text:s/>[ Asset Contributions ] <text:s text:c="31"/>|</text:span></text:p>
      <text:p text:style-name="P6"><text:span text:style-name="Source_20_Text">| <text:s/>---------------------------------------------------- <text:s text:c="2"/>|</text:span></text:p>
      <text:p text:style-name="P6"><text:span text:style-name="Source_20_Text">| <text:s/>| Symbol | Current Value | Weight % | <text:s text:c="16"/>|</text:span></text:p>
      <text:p text:style-name="P6"><text:span text:style-name="Source_20_Text">| <text:s/>| AAPL <text:s text:c="2"/>| $74,000 <text:s text:c="6"/>| 60% <text:s text:c="5"/>| <text:s text:c="16"/>|</text:span></text:p>
      <text:p text:style-name="P6"><text:span text:style-name="Source_20_Text">| <text:s/>| TSLA <text:s text:c="2"/>| $49,000 <text:s text:c="6"/>| 40% <text:s text:c="5"/>| <text:s text:c="16"/>|</text:span></text:p>
      <text:p text:style-name="P6"><text:span text:style-name="Source_20_Text">| <text:s/>---------------------------------------------------- <text:s text:c="2"/>|</text:span></text:p>
      <text:p text:style-name="P6"><text:span text:style-name="Source_20_Text">-----------------------------------------------------------</text:span></text:p>
      <text:p text:style-name="P6"><text:span text:style-name="Source_20_Text">| <text:s/>[Refresh Analytics] <text:s text:c="2"/>[Back to Dashboard] <text:s text:c="13"/>|</text:span></text:p>
      <text:p text:style-name="P11"><text:span text:style-name="Source_20_Text">-----------------------------------------------------------</text:span></text:p>
      <text:p text:style-name="P11"><text:span text:style-name="Source_20_Text"/></text:p>
      <text:p text:style-name="P21"><text:span text:style-name="Source_20_Text">Questions: 1. How does the page load the a) Key Metrics b) Pie Chart c) Line Chart d) Asset Contribution Table Which endpoints does it call on the backend. What additional calculations need to be made to display the information as is presented in the Analytics Page. 2. What endpoint does the Refresh Analytics endpoint Call? 3. The Updated as of: section with the time... should this be a field on a model somewhere, or can it just be calculated when the refresh button is pushed on the front end</text:span></text:p>
      <text:h text:style-name="P22" text:outline-level="6">ChatGPT said:</text:h>
      <text:p text:style-name="P23">Let's go through your questions step by step, referencing your <text:span text:style-name="Strong_20_Emphasis">Analytics Page</text:span> design and the microservices architecture.</text:p>
      <text:p text:style-name="P24"/>
      <text:h text:style-name="P25" text:outline-level="3"><text:span text:style-name="Strong_20_Emphasis">1️⃣ How the page loads its data</text:span></text:h>
      <text:p text:style-name="P23">The Analytics Page has four main sections. Here’s how each one gets populated:</text:p>
      <text:h text:style-name="P26" text:outline-level="4"><text:span text:style-name="Strong_20_Emphasis">a) Key Metrics</text:span></text:h>
      <text:p text:style-name="P23"><text:span text:style-name="Strong_20_Emphasis">What it shows:</text:span></text:p>
      <text:list text:style-name="L5">
        <text:list-item>
          <text:p text:style-name="P27">Total Value</text:p>
        </text:list-item>
        <text:list-item>
          <text:p text:style-name="P27">Daily Change (%)</text:p>
        </text:list-item>
        <text:list-item>
          <text:p text:style-name="P27">Total Return (%)</text:p>
        </text:list-item>
      </text:list>
      <text:p text:style-name="P23"><text:soft-page-break/><text:span text:style-name="Strong_20_Emphasis">Where the data comes from:</text:span></text:p>
      <text:list text:style-name="L6">
        <text:list-item>
          <text:p text:style-name="P28"><text:span text:style-name="Strong_20_Emphasis">Backend Endpoint:</text:span> <text:span text:style-name="Source_20_Text">GET /api/analytics/{user}</text:span> (Analytics Service via API Gateway)</text:p>
        </text:list-item>
        <text:list-item>
          <text:p text:style-name="P28"><text:span text:style-name="Strong_20_Emphasis">Model:</text:span> <text:span text:style-name="Source_20_Text">PortfolioAnalytics</text:span></text:p>
        </text:list-item>
      </text:list>
      <text:p text:style-name="P29"><text:span text:style-name="Source_20_Text">public class PortfolioAnalytics</text:span></text:p>
      <text:p text:style-name="P11"><text:span text:style-name="Source_20_Text">{</text:span></text:p>
      <text:p text:style-name="P11"><text:span text:style-name="Source_20_Text"><text:s text:c="4"/>public Guid Id { get; set; }</text:span></text:p>
      <text:p text:style-name="P11"><text:span text:style-name="Source_20_Text"><text:s text:c="4"/>public string UserName { get; set; } = default!;</text:span></text:p>
      <text:p text:style-name="P11"><text:span text:style-name="Source_20_Text"><text:s text:c="4"/>public decimal TotalValue { get; set; }</text:span></text:p>
      <text:p text:style-name="P11"><text:span text:style-name="Source_20_Text"><text:s text:c="4"/>public decimal DailyChangePercent { get; set; }</text:span></text:p>
      <text:p text:style-name="P11"><text:span text:style-name="Source_20_Text"><text:s text:c="4"/>public decimal TotalReturnPercent { get; set; }</text:span></text:p>
      <text:p text:style-name="P11"><text:span text:style-name="Source_20_Text"><text:s text:c="4"/>public List&lt;AssetContribution&gt; AssetContributions { get; set; } = new();</text:span></text:p>
      <text:p text:style-name="P11"><text:span text:style-name="Source_20_Text">}</text:span></text:p>
      <text:p text:style-name="P23"><text:span text:style-name="Strong_20_Emphasis">Additional calculations (if needed):</text:span></text:p>
      <text:list text:style-name="L7">
        <text:list-item>
          <text:p text:style-name="P30">The <text:span text:style-name="Strong_20_Emphasis">Analytics Service</text:span> should compute these values when it receives the <text:span text:style-name="Source_20_Text">PortfolioUpdatedEvent</text:span> and <text:span text:style-name="Source_20_Text">MarketPricesUpdatedEvent</text:span> from RabbitMQ:</text:p>
          <text:list>
            <text:list-item>
              <text:p text:style-name="P30"><text:span text:style-name="Source_20_Text">TotalValue = Σ (asset.Quantity × marketPrice)</text:span></text:p>
            </text:list-item>
            <text:list-item>
              <text:p text:style-name="P30"><text:span text:style-name="Source_20_Text">DailyChangePercent = (currentTotalValue - previousDayTotalValue) / previousDayTotalValue × 100</text:span></text:p>
            </text:list-item>
            <text:list-item>
              <text:p text:style-name="P30"><text:span text:style-name="Source_20_Text">TotalReturnPercent = (currentTotalValue - portfolioInitialValue) / portfolioInitialValue × 100</text:span></text:p>
            </text:list-item>
          </text:list>
        </text:list-item>
      </text:list>
      <text:p text:style-name="P23">Front-end only needs to display these numbers; the heavy lifting is done in the Analytics Service.</text:p>
      <text:p text:style-name="P24"/>
      <text:h text:style-name="P26" text:outline-level="4"><text:span text:style-name="Strong_20_Emphasis">b) Pie Chart: Asset Allocation</text:span></text:h>
      <text:p text:style-name="P23"><text:span text:style-name="Strong_20_Emphasis">What it shows:</text:span></text:p>
      <text:list text:style-name="L8">
        <text:list-item>
          <text:p text:style-name="P31">Each asset’s weight as a percentage of the total portfolio value (e.g., AAPL 60%, TSLA 40%).</text:p>
        </text:list-item>
      </text:list>
      <text:p text:style-name="P23"><text:span text:style-name="Strong_20_Emphasis">Where the data comes from:</text:span></text:p>
      <text:list text:style-name="L9">
        <text:list-item>
          <text:p text:style-name="P32"><text:soft-page-break/>Same endpoint: <text:span text:style-name="Source_20_Text">GET /api/analytics/{user}</text:span></text:p>
        </text:list-item>
        <text:list-item>
          <text:p text:style-name="P32">Uses <text:span text:style-name="Source_20_Text">PortfolioAnalytics.AssetContributions</text:span>:</text:p>
        </text:list-item>
      </text:list>
      <text:p text:style-name="P29"><text:span text:style-name="Source_20_Text">public class AssetContribution</text:span></text:p>
      <text:p text:style-name="P11"><text:span text:style-name="Source_20_Text">{</text:span></text:p>
      <text:p text:style-name="P11"><text:span text:style-name="Source_20_Text"><text:s text:c="4"/>public string Symbol { get; set; } = default!;</text:span></text:p>
      <text:p text:style-name="P11"><text:span text:style-name="Source_20_Text"><text:s text:c="4"/>public decimal WeightPercent { get; set; } <text:s/>// Calculated: (assetValue / totalPortfolioValue) * 100</text:span></text:p>
      <text:p text:style-name="P11"><text:span text:style-name="Source_20_Text"><text:s text:c="4"/>public decimal CurrentValue { get; set; } <text:s text:c="2"/>// asset.Quantity * marketPrice</text:span></text:p>
      <text:p text:style-name="P11"><text:span text:style-name="Source_20_Text">}</text:span></text:p>
      <text:p text:style-name="P23"><text:span text:style-name="Strong_20_Emphasis">Calculation:</text:span></text:p>
      <text:list text:style-name="L10">
        <text:list-item>
          <text:p text:style-name="P33">Each asset’s weight can either be precomputed by Analytics Service (<text:span text:style-name="Source_20_Text">WeightPercent</text:span>) or calculated on the front-end:</text:p>
        </text:list-item>
      </text:list>
      <text:p text:style-name="P29"><text:span text:style-name="Source_20_Text">weightPercent = (asset.CurrentValue / totalPortfolioValue) * 100</text:span></text:p>
      <text:list text:style-name="L11">
        <text:list-item>
          <text:p text:style-name="P34">For simplicity and consistency, it’s recommended <text:span text:style-name="Strong_20_Emphasis">Analytics Service computes this</text:span>.</text:p>
        </text:list-item>
      </text:list>
      <text:p text:style-name="P24"/>
      <text:h text:style-name="P26" text:outline-level="4"><text:span text:style-name="Strong_20_Emphasis">c) Line Chart: Portfolio Value Over Time</text:span></text:h>
      <text:p text:style-name="P23"><text:span text:style-name="Strong_20_Emphasis">What it shows:</text:span></text:p>
      <text:list text:style-name="L12">
        <text:list-item>
          <text:p text:style-name="P35">Trend of total portfolio value over time.</text:p>
        </text:list-item>
      </text:list>
      <text:p text:style-name="P23"><text:span text:style-name="Strong_20_Emphasis">Where the data comes from:</text:span></text:p>
      <text:list text:style-name="L13">
        <text:list-item>
          <text:p text:style-name="P36">Backend endpoint: <text:span text:style-name="Source_20_Text">GET /api/analytics/{user}/history</text:span></text:p>
        </text:list-item>
        <text:list-item>
          <text:p text:style-name="P36">Returns an array/list of snapshots:</text:p>
        </text:list-item>
      </text:list>
      <text:p text:style-name="P29"><text:span text:style-name="Source_20_Text"><text:span text:style-name="T1">public class PortfolioAnalyticsSnapshot</text:span></text:span></text:p>
      <text:p text:style-name="P11"><text:span text:style-name="Source_20_Text"><text:span text:style-name="T1">{</text:span></text:span></text:p>
      <text:p text:style-name="P11"><text:span text:style-name="Source_20_Text"><text:span text:style-name="T1"><text:s text:c="4"/>public DateTime Timestamp { get; set; }</text:span></text:span></text:p>
      <text:p text:style-name="P11"><text:span text:style-name="Source_20_Text"><text:span text:style-name="T1"><text:s text:c="4"/>public decimal TotalValue { get; set; }</text:span></text:span></text:p>
      <text:p text:style-name="P11"><text:span text:style-name="Source_20_Text"><text:span text:style-name="T1">}</text:span></text:span></text:p>
      <text:p text:style-name="P23"><text:soft-page-break/><text:span text:style-name="Strong_20_Emphasis">Calculation:</text:span></text:p>
      <text:list text:style-name="L14">
        <text:list-item>
          <text:p text:style-name="P37">Analytics Service stores snapshots in SQL Server or PostgreSQL whenever an update event occurs.</text:p>
        </text:list-item>
        <text:list-item>
          <text:p text:style-name="P37">Front-end just maps <text:span text:style-name="Source_20_Text">Timestamp</text:span> → X-axis, <text:span text:style-name="Source_20_Text">TotalValue</text:span> → Y-axis.</text:p>
        </text:list-item>
      </text:list>
      <text:p text:style-name="P24"/>
      <text:h text:style-name="P26" text:outline-level="4"><text:span text:style-name="Strong_20_Emphasis">d) Asset Contribution Table</text:span></text:h>
      <text:p text:style-name="P23"><text:span text:style-name="Strong_20_Emphasis">What it shows:</text:span></text:p>
      <text:list text:style-name="L15">
        <text:list-item>
          <text:p text:style-name="P38">Symbol | Current Value | Weight %</text:p>
        </text:list-item>
      </text:list>
      <text:p text:style-name="P23"><text:span text:style-name="Strong_20_Emphasis">Where the data comes from:</text:span></text:p>
      <text:list text:style-name="L16">
        <text:list-item>
          <text:p text:style-name="P39">Same endpoint as <text:span text:style-name="Strong_20_Emphasis">Key Metrics</text:span>: <text:span text:style-name="Source_20_Text">GET /api/analytics/{user}</text:span></text:p>
        </text:list-item>
        <text:list-item>
          <text:p text:style-name="P39">Uses <text:span text:style-name="Source_20_Text">PortfolioAnalytics.AssetContributions</text:span></text:p>
        </text:list-item>
      </text:list>
      <text:p text:style-name="P23"><text:span text:style-name="Strong_20_Emphasis">Calculation:</text:span></text:p>
      <text:list text:style-name="L17">
        <text:list-item>
          <text:p text:style-name="P40">Already computed by Analytics Service:</text:p>
          <text:list>
            <text:list-item>
              <text:p text:style-name="P40"><text:span text:style-name="Source_20_Text">CurrentValue = asset.Quantity × currentPrice</text:span></text:p>
            </text:list-item>
            <text:list-item>
              <text:p text:style-name="P40"><text:span text:style-name="Source_20_Text">WeightPercent = CurrentValue / TotalValue × 100</text:span></text:p>
            </text:list-item>
          </text:list>
        </text:list-item>
      </text:list>
      <text:p text:style-name="P24"/>
      <text:h text:style-name="P25" text:outline-level="3"><text:span text:style-name="Strong_20_Emphasis">2️⃣ What endpoint does the Refresh Analytics button call?</text:span></text:h>
      <text:p text:style-name="P23">The <text:span text:style-name="Strong_20_Emphasis">Refresh Analytics</text:span> button triggers a recomputation of the portfolio metrics.</text:p>
      <text:p text:style-name="P23"><text:span text:style-name="Strong_20_Emphasis">Options depending on your design:</text:span></text:p>
      <text:list text:style-name="L18">
        <text:list-item>
          <text:p text:style-name="P41"><text:span text:style-name="Strong_20_Emphasis">Call Portfolio Service</text:span>:</text:p>
          <text:list>
            <text:list-item>
              <text:p text:style-name="P41"><text:span text:style-name="Source_20_Text">POST /api/portfolio/{user}/revalue</text:span> → publishes <text:span text:style-name="Source_20_Text">PortfolioUpdatedEvent</text:span> to RabbitMQ</text:p>
            </text:list-item>
            <text:list-item>
              <text:p text:style-name="P41">Analytics Service consumes the event, recomputes metrics, and publishes <text:span text:style-name="Source_20_Text">AnalyticsComputedEvent</text:span></text:p>
            </text:list-item>
          </text:list>
        </text:list-item>
        <text:list-item>
          <text:p text:style-name="P41"><text:span text:style-name="Strong_20_Emphasis">Then front-end re-fetches metrics</text:span>:</text:p>
          <text:list>
            <text:list-item>
              <text:p text:style-name="P41"><text:span text:style-name="Source_20_Text">GET /api/analytics/{user}</text:span> to update the page after recomputation</text:p>
            </text:list-item>
          </text:list>
        </text:list-item>
      </text:list>
      <text:p text:style-name="P23">✅ So effectively, <text:span text:style-name="Strong_20_Emphasis">Refresh = trigger async revaluation → fetch new analytics</text:span>.</text:p>
      <text:p text:style-name="P24"><text:soft-page-break/></text:p>
      <text:h text:style-name="P25" text:outline-level="3"><text:span text:style-name="Strong_20_Emphasis">3️⃣ “Updated as of:” timestamp</text:span></text:h>
      <text:p text:style-name="P23"><text:span text:style-name="Strong_20_Emphasis">Options:</text:span></text:p>
      <text:list text:style-name="L19">
        <text:list-item>
          <text:p text:style-name="P42"><text:span text:style-name="Strong_20_Emphasis">Stored in the Analytics model (recommended)</text:span></text:p>
        </text:list-item>
      </text:list>
      <text:p text:style-name="P29"><text:span text:style-name="Source_20_Text">public class PortfolioAnalytics</text:span></text:p>
      <text:p text:style-name="P11"><text:span text:style-name="Source_20_Text">{</text:span></text:p>
      <text:p text:style-name="P11"><text:span text:style-name="Source_20_Text"><text:s text:c="4"/>public DateTime LastUpdated { get; set; } <text:s text:c="2"/>// Timestamp when AnalyticsComputedEvent was published</text:span></text:p>
      <text:p text:style-name="P11"><text:span text:style-name="Source_20_Text">}</text:span></text:p>
      <text:list text:style-name="L20">
        <text:list-item>
          <text:p text:style-name="P43">Pros: Accurate, consistent across users, persists if you reload the page later.</text:p>
        </text:list-item>
        <text:list-item>
          <text:p text:style-name="P43">Analytics Service sets <text:span text:style-name="Source_20_Text">LastUpdated = DateTime.UtcNow</text:span> whenever it computes metrics.</text:p>
        </text:list-item>
      </text:list>
      <text:list text:style-name="L21">
        <text:list-item>
          <text:p text:style-name="P44"><text:span text:style-name="Strong_20_Emphasis">Calculated on the front-end when refresh is clicked</text:span></text:p>
        </text:list-item>
      </text:list>
      <text:list text:style-name="L22">
        <text:list-item>
          <text:p text:style-name="P45">Pros: Simpler; no model change needed</text:p>
        </text:list-item>
        <text:list-item>
          <text:p text:style-name="P45">Cons: Not accurate; only reflects when the user pressed refresh, not when the calculation occurred.</text:p>
        </text:list-item>
      </text:list>
      <text:p text:style-name="P23">✅ <text:span text:style-name="Strong_20_Emphasis">Best practice:</text:span> store it in the model (<text:span text:style-name="Source_20_Text">LastUpdated</text:span>) so it reflects the <text:span text:style-name="Strong_20_Emphasis">actual time the metrics were computed</text:span>.</text:p>
      <text:p text:style-name="P24"/>
      <text:h text:style-name="P25" text:outline-level="3"><text:span text:style-name="Strong_20_Emphasis">✅ Summary Table</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Section</text:p>
            </table:table-cell>
            <table:table-cell table:style-name="Table3.A1" office:value-type="string">
              <text:p text:style-name="P12">Backend Endpoint</text:p>
            </table:table-cell>
            <table:table-cell table:style-name="Table3.A1" office:value-type="string">
              <text:p text:style-name="P12">Calculations</text:p>
            </table:table-cell>
          </table:table-row>
        </table:table-header-rows>
        <table:table-row>
          <table:table-cell table:style-name="Table3.A1" office:value-type="string">
            <text:p text:style-name="P13">Key Metrics</text:p>
          </table:table-cell>
          <table:table-cell table:style-name="Table3.A1" office:value-type="string">
            <text:p text:style-name="P13"><text:span text:style-name="Source_20_Text">GET /api/analytics/{user}</text:span></text:p>
          </table:table-cell>
          <table:table-cell table:style-name="Table3.A1" office:value-type="string">
            <text:p text:style-name="P13">TotalValue, DailyChangePercent, TotalReturnPercent (precomputed by Analytics Service)</text:p>
          </table:table-cell>
        </table:table-row>
        <table:table-row>
          <table:table-cell table:style-name="Table3.A1" office:value-type="string">
            <text:p text:style-name="P13">Pie Chart: Asset Allocation</text:p>
          </table:table-cell>
          <table:table-cell table:style-name="Table3.A1" office:value-type="string">
            <text:p text:style-name="P13"><text:span text:style-name="Source_20_Text">GET /api/analytics/{user}</text:span></text:p>
          </table:table-cell>
          <table:table-cell table:style-name="Table3.A1" office:value-type="string">
            <text:p text:style-name="P13">WeightPercent per asset (precomputed)</text:p>
          </table:table-cell>
        </table:table-row>
        <table:table-row>
          <table:table-cell table:style-name="Table3.A1" office:value-type="string">
            <text:p text:style-name="P13">Line Chart: Portfolio Value Over Time</text:p>
          </table:table-cell>
          <table:table-cell table:style-name="Table3.A1" office:value-type="string">
            <text:p text:style-name="P13"><text:span text:style-name="Source_20_Text">GET /api/analytics/{user}/history</text:span></text:p>
          </table:table-cell>
          <table:table-cell table:style-name="Table3.A1" office:value-type="string">
            <text:p text:style-name="P13">Already computed snapshots</text:p>
          </table:table-cell>
        </table:table-row>
        <table:table-row>
          <table:table-cell table:style-name="Table3.A1" office:value-type="string">
            <text:p text:style-name="P13">Asset Contribution Table</text:p>
          </table:table-cell>
          <table:table-cell table:style-name="Table3.A1" office:value-type="string">
            <text:p text:style-name="P13"><text:span text:style-name="Source_20_Text">GET /api/analytics/{user}</text:span></text:p>
          </table:table-cell>
          <table:table-cell table:style-name="Table3.A1" office:value-type="string">
            <text:p text:style-name="P13">CurrentValue and WeightPercent (precomputed)</text:p>
          </table:table-cell>
        </table:table-row>
        <table:table-row>
          <table:table-cell table:style-name="Table3.A1" office:value-type="string">
            <text:p text:style-name="P13">Refresh Analytics <text:soft-page-break/>button</text:p>
          </table:table-cell>
          <table:table-cell table:style-name="Table3.A1" office:value-type="string">
            <text:p text:style-name="P13"><text:span text:style-name="Source_20_Text">POST </text:span><text:soft-page-break/><text:span text:style-name="Source_20_Text">/api/portfolio/{user}/revalue</text:span> → <text:span text:style-name="Source_20_Text">GET /api/analytics/{user}</text:span></text:p>
          </table:table-cell>
          <table:table-cell table:style-name="Table3.A1" office:value-type="string">
            <text:p text:style-name="P13">Triggers recomputation</text:p>
          </table:table-cell>
        </table:table-row>
        <table:table-row>
          <table:table-cell table:style-name="Table3.A1" office:value-type="string">
            <text:p text:style-name="P13">Updated as of timestamp</text:p>
          </table:table-cell>
          <table:table-cell table:style-name="Table3.A1" office:value-type="string">
            <text:p text:style-name="P13"><text:span text:style-name="Source_20_Text">LastUpdated</text:span> field in <text:span text:style-name="Source_20_Text">PortfolioAnalytics</text:span></text:p>
          </table:table-cell>
          <table:table-cell table:style-name="Table3.A1" office:value-type="string">
            <text:p text:style-name="P13">Set by Analytics Service</text:p>
          </table:table-cell>
        </table:table-row>
      </table:table>
      <text:p text:style-name="P11"><text:span text:style-name="Source_20_Text"><text:span text:style-name="T1"/></text:span></text:p>
      <text:h text:style-name="P46" text:outline-level="2">3️⃣ <text:span text:style-name="Strong_20_Emphasis">Analytics Page (Analytics.cshtml)</text:span></text:h>
      <text:p text:style-name="P9"><text:span text:style-name="Strong_20_Emphasis">Route:</text:span> <text:span text:style-name="Source_20_Text">/analytics</text:span></text:p>
      <text:p text:style-name="P9"><text:span text:style-name="Strong_20_Emphasis">Purpose:</text:span> Visualization and breakdown of computed portfolio metrics.</text:p>
      <text:p text:style-name="P9"><text:span text:style-name="Strong_20_Emphasis">Components:</text:span></text:p>
      <text:list text:style-name="L23">
        <text:list-item>
          <text:p text:style-name="P47"><text:span text:style-name="Strong_20_Emphasis">Header</text:span></text:p>
          <text:list>
            <text:list-item>
              <text:p text:style-name="P47">Title: “Analytics Overview”</text:p>
            </text:list-item>
            <text:list-item>
              <text:p text:style-name="P47">Subtext: “Up-to-date calculations based on your latest portfolio.”</text:p>
            </text:list-item>
          </text:list>
        </text:list-item>
        <text:list-item>
          <text:p text:style-name="P47"><text:span text:style-name="Strong_20_Emphasis">Key Stats Cards (3 columns)</text:span></text:p>
          <text:list>
            <text:list-item>
              <text:p text:style-name="P47">Total Portfolio Value</text:p>
            </text:list-item>
            <text:list-item>
              <text:p text:style-name="P47">Daily Change (%)</text:p>
            </text:list-item>
            <text:list-item>
              <text:p text:style-name="P47">Total Return (%)</text:p>
            </text:list-item>
            <text:list-item>
              <text:p text:style-name="P47"><text:span text:style-name="Strong_20_Emphasis">Data Source:</text:span> <text:span text:style-name="Source_20_Text">GET /api/analytics/{user}</text:span></text:p>
            </text:list-item>
          </text:list>
        </text:list-item>
        <text:list-item>
          <text:p text:style-name="P47"><text:span text:style-name="Strong_20_Emphasis">Pie Chart: Asset Allocation</text:span></text:p>
          <text:list>
            <text:list-item>
              <text:p text:style-name="P47">Shows asset weights as percentages.</text:p>
            </text:list-item>
            <text:list-item>
              <text:p text:style-name="P47"><text:span text:style-name="Strong_20_Emphasis">Data Source:</text:span> AssetContributions array.</text:p>
            </text:list-item>
            <text:list-item>
              <text:p text:style-name="P47"><text:span text:style-name="Strong_20_Emphasis">Library:</text:span> Chart.js Pie or Doughnut Chart.</text:p>
            </text:list-item>
          </text:list>
        </text:list-item>
        <text:list-item>
          <text:p text:style-name="P47"><text:span text:style-name="Strong_20_Emphasis">Line Chart: Portfolio Value Over Time</text:span></text:p>
          <text:list>
            <text:list-item>
              <text:p text:style-name="P47"><text:span text:style-name="Strong_20_Emphasis">Data Source:</text:span> <text:span text:style-name="Source_20_Text">GET /api/analytics/{user}/history</text:span></text:p>
            </text:list-item>
            <text:list-item>
              <text:p text:style-name="P47">X-axis: Dates, Y-axis: Portfolio Value.</text:p>
            </text:list-item>
            <text:list-item>
              <text:p text:style-name="P47"><text:span text:style-name="Strong_20_Emphasis">Library:</text:span> Chart.js Line Chart.</text:p>
            </text:list-item>
          </text:list>
        </text:list-item>
        <text:list-item>
          <text:p text:style-name="P47"><text:span text:style-name="Strong_20_Emphasis">Asset Contribution Table</text:span></text:p>
          <text:list>
            <text:list-item>
              <text:p text:style-name="P47">Columns: Symbol | Current Value | Weight % | Change (optional)</text:p>
            </text:list-item>
            <text:list-item>
              <text:p text:style-name="P47">Matches the pie chart visually.</text:p>
            </text:list-item>
          </text:list>
        </text:list-item>
        <text:list-item>
          <text:p text:style-name="P47"><text:span text:style-name="Strong_20_Emphasis">Refresh Button</text:span></text:p>
          <text:list>
            <text:list-item>
              <text:p text:style-name="P47"><text:soft-page-break/>Re-fetch analytics.</text:p>
            </text:list-item>
          </text:list>
        </text:list-item>
        <text:list-item>
          <text:p text:style-name="P47"><text:span text:style-name="Strong_20_Emphasis">Notification Sidebar (Optional)</text:span></text:p>
          <text:list>
            <text:list-item>
              <text:p text:style-name="P47"><text:span text:style-name="Source_20_Text">Shows related recent notifications like “Portfolio up 5% today.”</text:span></text:p>
            </text:list-item>
          </text:list>
        </text:list-item>
      </text:list>
      <text:p text:style-name="P48"><text:span text:style-name="Source_20_Text"><text:span text:style-name="T2">Folder Structure Reference Application</text:span></text:span></text:p>
      <text:p text:style-name="P9"><text:span text:style-name="Source_20_Text"/></text:p>
      <text:p text:style-name="P49"><text:span text:style-name="Source_20_Text"><text:span text:style-name="T3">Ordering</text:span></text:span></text:p>
      <text:p text:style-name="P49"><text:span text:style-name="Source_20_Text">- </text:span><text:span text:style-name="Source_20_Text"><text:span text:style-name="T3">Ordering.API</text:span></text:span></text:p>
      <text:p text:style-name="P49"><text:span text:style-name="Source_20_Text"><text:tab/>- </text:span><text:span text:style-name="Source_20_Text"><text:span text:style-name="T3">Endpoints: CreateOrder.cs, DeleteOrder.cs, GetOrders.cs, GetOrdersByCustomer.cs, GetOrdersByName.cs, UpdateOrder.cs</text:span></text:span></text:p>
      <text:p text:style-name="P49"><text:span text:style-name="Source_20_Text"><text:span text:style-name="T3">appsettings.Development.json</text:span></text:span></text:p>
      <text:p text:style-name="P49"><text:span text:style-name="Source_20_Text"><text:span text:style-name="T3">appsettings.json</text:span></text:span></text:p>
      <text:p text:style-name="P49"><text:span text:style-name="Source_20_Text"><text:span text:style-name="T3">DependencyInjection<text:line-break/>Dockerfile<text:line-break/>Dockerfile.orginal<text:line-break/>Program.cs</text:span></text:span><text:span text:style-name="Source_20_Text"><text:tab/></text:span></text:p>
      <text:p text:style-name="P49"><text:span text:style-name="Source_20_Text"/></text:p>
      <text:p text:style-name="P49"><text:span text:style-name="Source_20_Text"/></text:p>
      <text:p text:style-name="P49"><text:span text:style-name="Source_20_Text">- </text:span><text:span text:style-name="Source_20_Text"><text:span text:style-name="T3">Ordering.Application</text:span></text:span></text:p>
      <text:p text:style-name="P49"><text:span text:style-name="Source_20_Text"><text:tab/>- </text:span><text:span text:style-name="Source_20_Text"><text:span text:style-name="T3">Data: IapplicationDbContext.cs</text:span></text:span></text:p>
      <text:p text:style-name="P49"><text:span text:style-name="Source_20_Text"><text:tab/>- </text:span><text:span text:style-name="Source_20_Text"><text:span text:style-name="T3">DTOs: AddressDTO.cs, OrderDTO.cs, OrderItemDTO.cs, PaymentDTO.cs</text:span></text:span></text:p>
      <text:p text:style-name="P49"><text:span text:style-name="Source_20_Text"><text:tab/>- </text:span><text:span text:style-name="Source_20_Text"><text:span text:style-name="T3">Exceptions: OrderNotFoundException.cs</text:span></text:span></text:p>
      <text:p text:style-name="P49"><text:span text:style-name="Source_20_Text"><text:tab/>- </text:span><text:span text:style-name="Source_20_Text"><text:span text:style-name="T3">Extensions: OrderExtensions.cs</text:span></text:span></text:p>
      <text:p text:style-name="P49"><text:span text:style-name="Source_20_Text"><text:tab/>- </text:span><text:span text:style-name="Source_20_Text"><text:span text:style-name="T3">Orders:</text:span></text:span></text:p>
      <text:p text:style-name="P49"><text:span text:style-name="Source_20_Text"><text:tab/><text:tab/>- </text:span><text:span text:style-name="Source_20_Text"><text:span text:style-name="T3">Commands:</text:span></text:span></text:p>
      <text:p text:style-name="P49"><text:span text:style-name="Source_20_Text"><text:tab/><text:tab/><text:tab/>- </text:span><text:span text:style-name="Source_20_Text"><text:span text:style-name="T3">Create Order: CreateOrderCommand.cs, CreateOrderHandler.cs</text:span></text:span></text:p>
      <text:p text:style-name="P49"><text:span text:style-name="Source_20_Text"><text:span text:style-name="T3"><text:tab/><text:tab/><text:tab/>- Delete Order: DeleteOrderCommand.cs, DeleteOrderHandler.cs</text:span></text:span></text:p>
      <text:p text:style-name="P49"><text:span text:style-name="Source_20_Text"><text:tab/><text:tab/><text:tab/>- </text:span><text:span text:style-name="Source_20_Text"><text:span text:style-name="T3">Update Order: UpdateOrderCommand.cs, UpdateOrderHandler.cs</text:span></text:span></text:p>
      <text:p text:style-name="P49"><text:span text:style-name="Source_20_Text"><text:tab/><text:tab/>- </text:span><text:span text:style-name="Source_20_Text"><text:span text:style-name="T3">EventHandlers</text:span></text:span></text:p>
      <text:p text:style-name="P49"><text:span text:style-name="Source_20_Text"><text:tab/><text:tab/><text:tab/>- </text:span><text:span text:style-name="Source_20_Text"><text:span text:style-name="T3">Domain: OrderCreateEventHandler.cs, OrderUpdateEventHandler.cs</text:span></text:span></text:p>
      <text:p text:style-name="P49"><text:span text:style-name="Source_20_Text"><text:tab/><text:tab/><text:tab/>- </text:span><text:span text:style-name="Source_20_Text"><text:span text:style-name="T3">Integration: BasketCheckoutEventHandler.cs</text:span></text:span></text:p>
      <text:p text:style-name="P49"><text:span text:style-name="Source_20_Text"><text:span text:style-name="T3"><text:tab/><text:tab/>- Queries</text:span></text:span></text:p>
      <text:p text:style-name="P49"><text:soft-page-break/><text:span text:style-name="Source_20_Text"><text:tab/><text:tab/><text:tab/>- </text:span><text:span text:style-name="Source_20_Text"><text:span text:style-name="T3">GetOrders: GetOrdersHandler.cs, GetOrdersQuery.cs</text:span></text:span></text:p>
      <text:p text:style-name="P49"><text:span text:style-name="Source_20_Text"><text:tab/><text:tab/><text:tab/>- </text:span><text:span text:style-name="Source_20_Text"><text:span text:style-name="T3">GetOrdersByCustomer: GetOrdersByCustomerHandler.cs, GetOrdersByCustomerQuery.cs</text:span></text:span></text:p>
      <text:p text:style-name="P49"><text:span text:style-name="Source_20_Text"><text:tab/><text:tab/><text:tab/>- </text:span><text:span text:style-name="Source_20_Text"><text:span text:style-name="T3">GetOrdersByName: GetOrdersByNameQuery.cs, GetOrdersByNameQueryHandler.cs</text:span></text:span></text:p>
      <text:p text:style-name="P49"><text:span text:style-name="Source_20_Text"><text:span text:style-name="T3">DependencyInjection.cs</text:span></text:span></text:p>
      <text:p text:style-name="P49"><text:span text:style-name="Source_20_Text"/></text:p>
      <text:p text:style-name="P49"><text:span text:style-name="Source_20_Text"/></text:p>
      <text:p text:style-name="P49"><text:span text:style-name="Source_20_Text">- </text:span><text:span text:style-name="Source_20_Text"><text:span text:style-name="T3">Ordering.Domain</text:span></text:span></text:p>
      <text:p text:style-name="P49"><text:span text:style-name="Source_20_Text"><text:tab/>- </text:span><text:span text:style-name="Source_20_Text"><text:span text:style-name="T3">Abstractions: Aggregate.cs, Iaggregate.s, Entity.cs, Ientitycs, IdomainEvent.cs</text:span></text:span></text:p>
      <text:p text:style-name="P49"><text:span text:style-name="Source_20_Text"><text:tab/>- </text:span><text:span text:style-name="Source_20_Text"><text:span text:style-name="T3">Enum: OrderStatus.cs</text:span></text:span></text:p>
      <text:p text:style-name="P49"><text:span text:style-name="Source_20_Text"><text:tab/>- </text:span><text:span text:style-name="Source_20_Text"><text:span text:style-name="T3">Events: OrderCreatedEvent.cs, OrderUpdatedEvent.cs</text:span></text:span></text:p>
      <text:p text:style-name="P49"><text:span text:style-name="Source_20_Text"><text:tab/>- </text:span><text:span text:style-name="Source_20_Text"><text:span text:style-name="T3">Exceptions: DomainException.cs</text:span></text:span></text:p>
      <text:p text:style-name="P49"><text:span text:style-name="Source_20_Text"><text:tab/>- </text:span><text:span text:style-name="Source_20_Text"><text:span text:style-name="T3">Models: Customer.cs, Order.cs, OrderItem.cs, Product.cs</text:span></text:span></text:p>
      <text:p text:style-name="P49"><text:span text:style-name="Source_20_Text"><text:tab/>- </text:span><text:span text:style-name="Source_20_Text"><text:span text:style-name="T3">ValueObjects: Address.cs, CustomerId.cs, OrderId.cs, OrderItemId.cs, OrderName.cs, Payment.cs, ProductId.cs</text:span></text:span></text:p>
      <text:p text:style-name="P49"><text:span text:style-name="Source_20_Text"/></text:p>
      <text:p text:style-name="P49"><text:span text:style-name="Source_20_Text"/></text:p>
      <text:p text:style-name="P49"><text:span text:style-name="Source_20_Text">- </text:span><text:span text:style-name="Source_20_Text"><text:span text:style-name="T3">Ordering.Infrastructure</text:span></text:span></text:p>
      <text:p text:style-name="P49"><text:span text:style-name="Source_20_Text"><text:tab/>- </text:span><text:span text:style-name="Source_20_Text"><text:span text:style-name="T3">Data:</text:span></text:span></text:p>
      <text:p text:style-name="P49"><text:span text:style-name="Source_20_Text"><text:tab/><text:tab/>- </text:span><text:span text:style-name="Source_20_Text"><text:span text:style-name="T3">Configurations: CustomerConfiguration.cs, OrderConfiguration.cs, OrderItemConfiguration.cs, ProductConfiguration.cs</text:span></text:span></text:p>
      <text:p text:style-name="P49"><text:span text:style-name="Source_20_Text"><text:tab/><text:tab/>- </text:span><text:span text:style-name="Source_20_Text"><text:span text:style-name="T3">Extensions: DatabaseExtensions.cs, InitialData.cs</text:span></text:span></text:p>
      <text:p text:style-name="P49"><text:span text:style-name="Source_20_Text"><text:tab/><text:tab/>- </text:span><text:span text:style-name="Source_20_Text"><text:span text:style-name="T3">Interceptors: AuditableEntityInterceptor.cs, DispatchDomainEventInterceptor.cs</text:span></text:span></text:p>
      <text:p text:style-name="P49"><text:span text:style-name="Source_20_Text"><text:tab/><text:tab/>- </text:span><text:span text:style-name="Source_20_Text"><text:span text:style-name="T3">Migrations</text:span></text:span></text:p>
      <text:p text:style-name="P49"><text:span text:style-name="Source_20_Text"><text:tab/></text:span><text:span text:style-name="Source_20_Text"><text:span text:style-name="T3">ApplicationDbContext.cs</text:span></text:span></text:p>
      <text:p text:style-name="P49"><text:span text:style-name="Source_20_Text"><text:span text:style-name="T3">DependencyInjection.cs</text:span></text:span></text:p>
      <text:p text:style-name="P49"><text:span text:style-name="Source_20_Text"><text:tab/></text:span></text:p>
      <text:p text:style-name="P9"><text:span text:style-name="Source_20_Text"/></text:p>
      <text:h text:style-name="P46" text:outline-level="2"><text:soft-page-break/><text:span text:style-name="Source_20_Text">Folder &amp; File Structure: Analytics Microservice</text:span></text:h>
      <text:p text:style-name="P50"><text:span text:style-name="Source_20_Text">Analytics</text:span></text:p>
      <text:p text:style-name="P51"><text:span text:style-name="Source_20_Text">│</text:span></text:p>
      <text:p text:style-name="P51"><text:span text:style-name="Source_20_Text">├── Analytics.API</text:span></text:p>
      <text:p text:style-name="P51"><text:span text:style-name="Source_20_Text">│ <text:s text:c="2"/>├── Endpoints</text:span></text:p>
      <text:p text:style-name="P51"><text:span text:style-name="Source_20_Text">│ <text:s text:c="2"/>│ <text:s text:c="2"/>├── GetAnalyticsByUser.cs</text:span></text:p>
      <text:p text:style-name="P51"><text:span text:style-name="Source_20_Text">│ <text:s text:c="2"/>│ <text:s text:c="2"/>├── GetAnalyticsHistory.cs</text:span></text:p>
      <text:p text:style-name="P51"><text:span text:style-name="Source_20_Text">│ <text:s text:c="2"/>│ <text:s text:c="2"/>└── RefreshAnalytics.cs</text:span></text:p>
      <text:p text:style-name="P51"><text:span text:style-name="Source_20_Text">│ <text:s text:c="2"/>│</text:span></text:p>
      <text:p text:style-name="P51"><text:span text:style-name="Source_20_Text">│ <text:s text:c="2"/>├── Events</text:span></text:p>
      <text:p text:style-name="P51"><text:span text:style-name="Source_20_Text">│ <text:s text:c="2"/>│ <text:s text:c="2"/>├── PortfolioUpdatedConsumer.cs </text:span><text:span text:style-name="Source_20_Text"><text:span text:style-name="T4">(exists in the infrastructure layer)</text:span></text:span></text:p>
      <text:p text:style-name="P52"><text:span text:style-name="Source_20_Text">│ <text:s text:c="2"/>│ <text:s text:c="2"/>├── MarketPricesUpdatedConsumer.cs <text:s/></text:span><text:span text:style-name="Source_20_Text"><text:span text:style-name="T4">(exists in the infrastructure layer)</text:span></text:span></text:p>
      <text:p text:style-name="P52"><text:span text:style-name="Source_20_Text">│ <text:s text:c="2"/>│ <text:s text:c="2"/>└── AnalyticsComputedPublisher.cs <text:s/></text:span><text:span text:style-name="Source_20_Text"><text:span text:style-name="T4">(exists in the infrastructure layer)</text:span></text:span></text:p>
      <text:p text:style-name="P51"><text:span text:style-name="Source_20_Text">│ <text:s text:c="2"/>│</text:span></text:p>
      <text:p text:style-name="P51"><text:span text:style-name="Source_20_Text">│ <text:s text:c="2"/>├── DependencyInjection.cs</text:span></text:p>
      <text:p text:style-name="P51"><text:span text:style-name="Source_20_Text">│ <text:s text:c="2"/>├── Dockerfile</text:span></text:p>
      <text:p text:style-name="P51"><text:span text:style-name="Source_20_Text">│ <text:s text:c="2"/>├── Dockerfile.original</text:span></text:p>
      <text:p text:style-name="P51"><text:span text:style-name="Source_20_Text">│ <text:s text:c="2"/>├── Program.cs</text:span></text:p>
      <text:p text:style-name="P51"><text:span text:style-name="Source_20_Text">│ <text:s text:c="2"/>├── appsettings.json</text:span></text:p>
      <text:p text:style-name="P51"><text:span text:style-name="Source_20_Text">│ <text:s text:c="2"/>└── appsettings.Development.json</text:span></text:p>
      <text:p text:style-name="P51"><text:span text:style-name="Source_20_Text">│</text:span></text:p>
      <text:p text:style-name="P51"><text:span text:style-name="Source_20_Text">├── Analytics.Application</text:span></text:p>
      <text:p text:style-name="P51"><text:span text:style-name="Source_20_Text">│ <text:s text:c="2"/>├── Data</text:span></text:p>
      <text:p text:style-name="P51"><text:span text:style-name="Source_20_Text">│ <text:s text:c="2"/>│ <text:s text:c="2"/>└── IAnalyticsDbContext.cs</text:span></text:p>
      <text:p text:style-name="P51"><text:span text:style-name="Source_20_Text">│ <text:s text:c="2"/>│</text:span></text:p>
      <text:p text:style-name="P51"><text:span text:style-name="Source_20_Text">│ <text:s text:c="2"/>├── DTOs</text:span></text:p>
      <text:p text:style-name="P51"><text:span text:style-name="Source_20_Text">│ <text:s text:c="2"/>│ <text:s text:c="2"/>├── PortfolioAnalyticsDTO.cs</text:span></text:p>
      <text:p text:style-name="P51"><text:span text:style-name="Source_20_Text">│ <text:s text:c="2"/>│ <text:s text:c="2"/>├── AssetContributionDTO.cs</text:span></text:p>
      <text:p text:style-name="P51"><text:span text:style-name="Source_20_Text">│ <text:s text:c="2"/>│ <text:s text:c="2"/>└── PortfolioAnalyticsSnapshotDTO.cs</text:span></text:p>
      <text:p text:style-name="P51"><text:span text:style-name="Source_20_Text">│ <text:s text:c="2"/>│</text:span></text:p>
      <text:p text:style-name="P51"><text:span text:style-name="Source_20_Text">│ <text:s text:c="2"/>├── Events</text:span></text:p>
      <text:p text:style-name="P51"><text:span text:style-name="Source_20_Text">│ <text:s text:c="2"/>│ <text:s text:c="2"/>├── PortfolioUpdatedEvent.cs</text:span></text:p>
      <text:p text:style-name="P51"><text:soft-page-break/><text:span text:style-name="Source_20_Text">│ <text:s text:c="2"/>│ <text:s text:c="2"/>├── MarketPricesUpdatedEvent.cs</text:span></text:p>
      <text:p text:style-name="P51"><text:span text:style-name="Source_20_Text">│ <text:s text:c="2"/>│ <text:s text:c="2"/>└── AnalyticsComputedEvent.cs</text:span></text:p>
      <text:p text:style-name="P51"><text:span text:style-name="Source_20_Text">│ <text:s text:c="2"/>│</text:span></text:p>
      <text:p text:style-name="P51"><text:span text:style-name="Source_20_Text">│ <text:s text:c="2"/>├── Analytics</text:span></text:p>
      <text:p text:style-name="P51"><text:span text:style-name="Source_20_Text">│ <text:s text:c="2"/>│ <text:s text:c="2"/>├── Commands</text:span></text:p>
      <text:p text:style-name="P51"><text:span text:style-name="Source_20_Text">│ <text:s text:c="2"/>│ <text:s text:c="2"/>│ <text:s text:c="2"/>├── ComputeAnalyticsCommand.cs</text:span></text:p>
      <text:p text:style-name="P51"><text:span text:style-name="Source_20_Text">│ <text:s text:c="2"/>│ <text:s text:c="2"/>│ <text:s text:c="2"/>└── ComputeAnalyticsCommandHandler.cs</text:span></text:p>
      <text:p text:style-name="P51"><text:span text:style-name="Source_20_Text">│ <text:s text:c="2"/>│ <text:s text:c="2"/>│</text:span></text:p>
      <text:p text:style-name="P51"><text:span text:style-name="Source_20_Text">│ <text:s text:c="2"/>│ <text:s text:c="2"/>├── Queries</text:span></text:p>
      <text:p text:style-name="P51"><text:span text:style-name="Source_20_Text">│ <text:s text:c="2"/>│ <text:s text:c="2"/>│ <text:s text:c="2"/>├── GetAnalyticsByUserQuery.cs</text:span></text:p>
      <text:p text:style-name="P51"><text:span text:style-name="Source_20_Text">│ <text:s text:c="2"/>│ <text:s text:c="2"/>│ <text:s text:c="2"/>├── GetAnalyticsByUserQueryHandler.cs</text:span></text:p>
      <text:p text:style-name="P51"><text:span text:style-name="Source_20_Text">│ <text:s text:c="2"/>│ <text:s text:c="2"/>│ <text:s text:c="2"/>├── GetAnalyticsHistoryQuery.cs</text:span></text:p>
      <text:p text:style-name="P51"><text:span text:style-name="Source_20_Text">│ <text:s text:c="2"/>│ <text:s text:c="2"/>│ <text:s text:c="2"/>└── GetAnalyticsHistoryQueryHandler.cs</text:span></text:p>
      <text:p text:style-name="P51"><text:span text:style-name="Source_20_Text">│ <text:s text:c="2"/>│ <text:s text:c="2"/>│</text:span></text:p>
      <text:p text:style-name="P51"><text:span text:style-name="Source_20_Text">│ <text:s text:c="2"/>│ <text:s text:c="2"/>├── EventHandlers</text:span></text:p>
      <text:p text:style-name="P51"><text:span text:style-name="Source_20_Text">│ <text:s text:c="2"/>│ <text:s text:c="2"/>│ <text:s text:c="2"/>├── PortfolioUpdatedEventHandler.cs</text:span></text:p>
      <text:p text:style-name="P51"><text:span text:style-name="Source_20_Text">│ <text:s text:c="2"/>│ <text:s text:c="2"/>│ <text:s text:c="2"/>└── MarketPricesUpdatedEventHandler.cs</text:span></text:p>
      <text:p text:style-name="P51"><text:span text:style-name="Source_20_Text">│ <text:s text:c="2"/>│</text:span></text:p>
      <text:p text:style-name="P51"><text:span text:style-name="Source_20_Text">│ <text:s text:c="2"/>├── Exceptions</text:span></text:p>
      <text:p text:style-name="P51"><text:span text:style-name="Source_20_Text">│ <text:s text:c="2"/>│ <text:s text:c="2"/>└── AnalyticsNotFoundException.cs</text:span></text:p>
      <text:p text:style-name="P51"><text:span text:style-name="Source_20_Text">│ <text:s text:c="2"/>│</text:span></text:p>
      <text:p text:style-name="P51"><text:span text:style-name="Source_20_Text">│ <text:s text:c="2"/>├── Extensions</text:span></text:p>
      <text:p text:style-name="P51"><text:span text:style-name="Source_20_Text">│ <text:s text:c="2"/>│ <text:s text:c="2"/>└── AnalyticsExtensions.cs</text:span></text:p>
      <text:p text:style-name="P51"><text:span text:style-name="Source_20_Text">│ <text:s text:c="2"/>│</text:span></text:p>
      <text:p text:style-name="P51"><text:span text:style-name="Source_20_Text">│ <text:s text:c="2"/>├── Services</text:span></text:p>
      <text:p text:style-name="P51"><text:span text:style-name="Source_20_Text">│ <text:s text:c="2"/>│ <text:s text:c="2"/>└── IAnalyticsCalculator.cs</text:span></text:p>
      <text:p text:style-name="P51"><text:span text:style-name="Source_20_Text">│ <text:s text:c="2"/>│</text:span></text:p>
      <text:p text:style-name="P51"><text:span text:style-name="Source_20_Text">│ <text:s text:c="2"/>└── DependencyInjection.cs</text:span></text:p>
      <text:p text:style-name="P51"><text:span text:style-name="Source_20_Text">│</text:span></text:p>
      <text:p text:style-name="P51"><text:span text:style-name="Source_20_Text">├── Analytics.Domain</text:span></text:p>
      <text:p text:style-name="P51"><text:span text:style-name="Source_20_Text">│ <text:s text:c="2"/>├── Abstractions</text:span></text:p>
      <text:p text:style-name="P51"><text:span text:style-name="Source_20_Text">│ <text:s text:c="2"/>│ <text:s text:c="2"/>├── Entity.cs</text:span></text:p>
      <text:p text:style-name="P51"><text:span text:style-name="Source_20_Text">│ <text:s text:c="2"/>│ <text:s text:c="2"/>├── AggregateRoot.cs</text:span></text:p>
      <text:p text:style-name="P51"><text:span text:style-name="Source_20_Text">│ <text:s text:c="2"/>│ <text:s text:c="2"/>└── IDomainEvent.cs</text:span></text:p>
      <text:p text:style-name="P51"><text:soft-page-break/><text:span text:style-name="Source_20_Text">│ <text:s text:c="2"/>│</text:span></text:p>
      <text:p text:style-name="P51"><text:span text:style-name="Source_20_Text">│ <text:s text:c="2"/>├── Events</text:span></text:p>
      <text:p text:style-name="P51"><text:span text:style-name="Source_20_Text">│ <text:s text:c="2"/>│ <text:s text:c="2"/>└── AnalyticsComputedDomainEvent.cs</text:span></text:p>
      <text:p text:style-name="P51"><text:span text:style-name="Source_20_Text">│ <text:s text:c="2"/>│</text:span></text:p>
      <text:p text:style-name="P51"><text:span text:style-name="Source_20_Text">│ <text:s text:c="2"/>├── Exceptions</text:span></text:p>
      <text:p text:style-name="P51"><text:span text:style-name="Source_20_Text">│ <text:s text:c="2"/>│ <text:s text:c="2"/>└── DomainException.cs</text:span></text:p>
      <text:p text:style-name="P51"><text:span text:style-name="Source_20_Text">│ <text:s text:c="2"/>│</text:span></text:p>
      <text:p text:style-name="P51"><text:span text:style-name="Source_20_Text">│ <text:s text:c="2"/>├── Models</text:span></text:p>
      <text:p text:style-name="P51"><text:span text:style-name="Source_20_Text">│ <text:s text:c="2"/>│ <text:s text:c="2"/>├── PortfolioAnalytics.cs</text:span></text:p>
      <text:p text:style-name="P51"><text:span text:style-name="Source_20_Text">│ <text:s text:c="2"/>│ <text:s text:c="2"/>├── AssetContribution.cs</text:span></text:p>
      <text:p text:style-name="P51"><text:span text:style-name="Source_20_Text">│ <text:s text:c="2"/>│ <text:s text:c="2"/>└── PortfolioAnalyticsSnapshot.cs</text:span></text:p>
      <text:p text:style-name="P51"><text:span text:style-name="Source_20_Text">│ <text:s text:c="2"/>│</text:span></text:p>
      <text:p text:style-name="P51"><text:span text:style-name="Source_20_Text">│ <text:s text:c="2"/>└── ValueObjects</text:span></text:p>
      <text:p text:style-name="P51"><text:span text:style-name="Source_20_Text">│ <text:s text:c="6"/>├── UserName.cs</text:span></text:p>
      <text:p text:style-name="P51"><text:span text:style-name="Source_20_Text">│ <text:s text:c="6"/>└── AnalyticsId.cs</text:span></text:p>
      <text:p text:style-name="P51"><text:span text:style-name="Source_20_Text">│</text:span></text:p>
      <text:p text:style-name="P51"><text:span text:style-name="Source_20_Text">└── Analytics.Infrastructure</text:span></text:p>
      <text:p text:style-name="P51"><text:span text:style-name="Source_20_Text"><text:s text:c="4"/>├── Data</text:span></text:p>
      <text:p text:style-name="P51"><text:span text:style-name="Source_20_Text"><text:s text:c="4"/>│ <text:s text:c="2"/>├── Configurations</text:span></text:p>
      <text:p text:style-name="P51"><text:span text:style-name="Source_20_Text"><text:s text:c="4"/>│ <text:s text:c="2"/>│ <text:s text:c="2"/>├── PortfolioAnalyticsConfiguration.cs</text:span></text:p>
      <text:p text:style-name="P51"><text:span text:style-name="Source_20_Text"><text:s text:c="4"/>│ <text:s text:c="2"/>│ <text:s text:c="2"/>├── AssetContributionConfiguration.cs</text:span></text:p>
      <text:p text:style-name="P51"><text:span text:style-name="Source_20_Text"><text:s text:c="4"/>│ <text:s text:c="2"/>│ <text:s text:c="2"/>└── PortfolioAnalyticsSnapshotConfiguration.cs</text:span></text:p>
      <text:p text:style-name="P51"><text:span text:style-name="Source_20_Text"><text:s text:c="4"/>│ <text:s text:c="2"/>│</text:span></text:p>
      <text:p text:style-name="P51"><text:span text:style-name="Source_20_Text"><text:s text:c="4"/>│ <text:s text:c="2"/>├── Extensions</text:span></text:p>
      <text:p text:style-name="P51"><text:span text:style-name="Source_20_Text"><text:s text:c="4"/>│ <text:s text:c="2"/>│ <text:s text:c="2"/>└── DatabaseExtensions.cs</text:span></text:p>
      <text:p text:style-name="P51"><text:span text:style-name="Source_20_Text"><text:s text:c="4"/>│ <text:s text:c="2"/>│</text:span></text:p>
      <text:p text:style-name="P51"><text:span text:style-name="Source_20_Text"><text:s text:c="4"/>│ <text:s text:c="2"/>├── Interceptors</text:span></text:p>
      <text:p text:style-name="P51"><text:span text:style-name="Source_20_Text"><text:s text:c="4"/>│ <text:s text:c="2"/>│ <text:s text:c="2"/>├── AuditableEntityInterceptor.cs</text:span></text:p>
      <text:p text:style-name="P51"><text:span text:style-name="Source_20_Text"><text:s text:c="4"/>│ <text:s text:c="2"/>│ <text:s text:c="2"/>└── DispatchDomainEventInterceptor.cs</text:span></text:p>
      <text:p text:style-name="P51"><text:span text:style-name="Source_20_Text"><text:s text:c="4"/>│ <text:s text:c="2"/>│</text:span></text:p>
      <text:p text:style-name="P51"><text:span text:style-name="Source_20_Text"><text:s text:c="4"/>│ <text:s text:c="2"/>├── Migrations</text:span></text:p>
      <text:p text:style-name="P51"><text:span text:style-name="Source_20_Text"><text:s text:c="4"/>│ <text:s text:c="2"/>│ <text:s text:c="2"/>└── (auto-generated EF Core migrations)</text:span></text:p>
      <text:p text:style-name="P51"><text:span text:style-name="Source_20_Text"><text:s text:c="4"/>│ <text:s text:c="2"/>│</text:span></text:p>
      <text:p text:style-name="P51"><text:span text:style-name="Source_20_Text"><text:s text:c="4"/>│ <text:s text:c="2"/>└── AnalyticsDbContext.cs</text:span></text:p>
      <text:p text:style-name="P51"><text:soft-page-break/><text:span text:style-name="Source_20_Text"><text:s text:c="4"/>│</text:span></text:p>
      <text:p text:style-name="P51"><text:span text:style-name="Source_20_Text"><text:s text:c="4"/>├── Messaging</text:span></text:p>
      <text:p text:style-name="P51"><text:span text:style-name="Source_20_Text"><text:s text:c="4"/>│ <text:s text:c="2"/>├── Consumers</text:span></text:p>
      <text:p text:style-name="P51"><text:span text:style-name="Source_20_Text"><text:s text:c="4"/>│ <text:s text:c="2"/>│ <text:s text:c="2"/>├── PortfolioUpdatedConsumer.cs</text:span></text:p>
      <text:p text:style-name="P51"><text:span text:style-name="Source_20_Text"><text:s text:c="4"/>│ <text:s text:c="2"/>│ <text:s text:c="2"/>└── MarketPricesUpdatedConsumer.cs</text:span></text:p>
      <text:p text:style-name="P51"><text:span text:style-name="Source_20_Text"><text:s text:c="4"/>│ <text:s text:c="2"/>│</text:span></text:p>
      <text:p text:style-name="P51"><text:span text:style-name="Source_20_Text"><text:s text:c="4"/>│ <text:s text:c="2"/>└── Publishers</text:span></text:p>
      <text:p text:style-name="P51"><text:span text:style-name="Source_20_Text"><text:s text:c="4"/>│ <text:s text:c="6"/>└── AnalyticsComputedPublisher.cs</text:span></text:p>
      <text:p text:style-name="P51"><text:span text:style-name="Source_20_Text"><text:s text:c="4"/>│</text:span></text:p>
      <text:p text:style-name="P51"><text:span text:style-name="Source_20_Text"><text:s text:c="4"/>├── Services</text:span></text:p>
      <text:p text:style-name="P51"><text:span text:style-name="Source_20_Text"><text:s text:c="4"/>│ <text:s text:c="2"/>├── AnalyticsCalculator.cs</text:span></text:p>
      <text:p text:style-name="P51"><text:span text:style-name="Source_20_Text"><text:s text:c="4"/>│ <text:s text:c="2"/>└── MarketDataGrpcClient.cs</text:span></text:p>
      <text:p text:style-name="P51"><text:span text:style-name="Source_20_Text"><text:s text:c="4"/>├── Protos</text:span></text:p>
      <text:p text:style-name="P51"><text:span text:style-name="Source_20_Text"><text:s text:c="4"/>│ <text:s text:c="2"/>└── marketdata.proto <text:s text:c="4"/>&lt;-- 🔹 copy from MarketData.Service</text:span></text:p>
      <text:p text:style-name="P51"><text:span text:style-name="Source_20_Text"><text:s text:c="4"/>│</text:span></text:p>
      <text:p text:style-name="P51"><text:span text:style-name="Source_20_Text"><text:s text:c="4"/>└── DependencyInjection.cs</text:span></text:p>
      <text:p text:style-name="P53"/>
      <text:h text:style-name="P54" text:outline-level="2">🧠 Folder-by-Folder Explanation</text:h>
      <text:h text:style-name="P55" text:outline-level="3"><text:span text:style-name="Strong_20_Emphasis">Analytics.API</text:span></text:h>
      <text:p text:style-name="Text_20_body">Handles all <text:span text:style-name="Strong_20_Emphasis">external communication</text:span> (HTTP endpoints + event consumers/publishers).</text:p>
      <text:list text:style-name="L24">
        <text:list-item>
          <text:p text:style-name="P56"><text:span text:style-name="Strong_20_Emphasis">Endpoints/</text:span></text:p>
          <text:list>
            <text:list-item>
              <text:p text:style-name="P56"><text:span text:style-name="Source_20_Text">GetAnalyticsByUser.cs</text:span>: returns current analytics metrics for a user.</text:p>
            </text:list-item>
            <text:list-item>
              <text:p text:style-name="P56"><text:span text:style-name="Source_20_Text">GetAnalyticsHistory.cs</text:span>: returns stored snapshots for the user.</text:p>
            </text:list-item>
            <text:list-item>
              <text:p text:style-name="P56"><text:span text:style-name="Source_20_Text">RefreshAnalytics.cs</text:span>: triggers portfolio revaluation (POST → Portfolio Service).</text:p>
            </text:list-item>
          </text:list>
        </text:list-item>
        <text:list-item>
          <text:p text:style-name="P56"><text:span text:style-name="Strong_20_Emphasis">Events/</text:span></text:p>
          <text:list>
            <text:list-item>
              <text:p text:style-name="P56"><text:span text:style-name="Source_20_Text">PortfolioUpdatedConsumer.cs</text:span>: subscribes to RabbitMQ <text:span text:style-name="Source_20_Text">PortfolioUpdatedEvent</text:span>.</text:p>
            </text:list-item>
            <text:list-item>
              <text:p text:style-name="P56"><text:span text:style-name="Source_20_Text">MarketPricesUpdatedConsumer.cs</text:span>: subscribes to RabbitMQ <text:span text:style-name="Source_20_Text">MarketPricesUpdatedEvent</text:span>.</text:p>
            </text:list-item>
            <text:list-item>
              <text:p text:style-name="P56"><text:span text:style-name="Source_20_Text">AnalyticsComputedPublisher.cs</text:span>: publishes <text:span text:style-name="Source_20_Text">AnalyticsComputedEvent</text:span> once stats are computed.</text:p>
            </text:list-item>
          </text:list>
        </text:list-item>
        <text:list-item>
          <text:p text:style-name="P56"><text:span text:style-name="Strong_20_Emphasis">Program.cs</text:span> and <text:span text:style-name="Strong_20_Emphasis">DependencyInjection.cs</text:span> set up routing, event bus, and DI.</text:p>
        </text:list-item>
      </text:list>
      <text:p text:style-name="P53"><text:soft-page-break/></text:p>
      <text:h text:style-name="P55" text:outline-level="3"><text:span text:style-name="Strong_20_Emphasis">Analytics.Application</text:span></text:h>
      <text:p text:style-name="Text_20_body">Contains <text:span text:style-name="Strong_20_Emphasis">business logic</text:span>, <text:span text:style-name="Strong_20_Emphasis">CQRS handlers</text:span>, and <text:span text:style-name="Strong_20_Emphasis">application-layer contracts</text:span>.</text:p>
      <text:list text:style-name="L25">
        <text:list-item>
          <text:p text:style-name="P57"><text:span text:style-name="Strong_20_Emphasis">Data/</text:span></text:p>
          <text:list>
            <text:list-item>
              <text:p text:style-name="P57"><text:span text:style-name="Source_20_Text">IAnalyticsDbContext</text:span>: abstraction for database context.</text:p>
            </text:list-item>
          </text:list>
        </text:list-item>
        <text:list-item>
          <text:p text:style-name="P57"><text:span text:style-name="Strong_20_Emphasis">DTOs/</text:span></text:p>
          <text:list>
            <text:list-item>
              <text:p text:style-name="P57">Data transfer objects used by endpoints (mapped from domain models).</text:p>
            </text:list-item>
          </text:list>
        </text:list-item>
        <text:list-item>
          <text:p text:style-name="P57"><text:span text:style-name="Strong_20_Emphasis">Analytics/</text:span></text:p>
          <text:list>
            <text:list-item>
              <text:p text:style-name="P57"><text:span text:style-name="Source_20_Text">Commands/ComputeAnalyticsCommand.cs</text:span>: triggered by events to compute metrics.</text:p>
            </text:list-item>
            <text:list-item>
              <text:p text:style-name="P57"><text:span text:style-name="Source_20_Text">Queries/</text:span>: handlers for <text:span text:style-name="Source_20_Text">GET</text:span> endpoints (current analytics &amp; history).</text:p>
            </text:list-item>
            <text:list-item>
              <text:p text:style-name="P57"><text:span text:style-name="Source_20_Text">EventHandlers/</text:span>: respond to Portfolio or Market data updates and trigger computation.</text:p>
            </text:list-item>
          </text:list>
        </text:list-item>
        <text:list-item>
          <text:p text:style-name="P57"><text:span text:style-name="Strong_20_Emphasis">Events/</text:span></text:p>
          <text:list>
            <text:list-item>
              <text:p text:style-name="P57">Integration event definitions exchanged between microservices.</text:p>
            </text:list-item>
          </text:list>
        </text:list-item>
        <text:list-item>
          <text:p text:style-name="P57"><text:span text:style-name="Strong_20_Emphasis">Services/</text:span></text:p>
          <text:list>
            <text:list-item>
              <text:p text:style-name="P57"><text:span text:style-name="Source_20_Text">IAnalyticsCalculator</text:span>: encapsulates metric calculations (ROI, volatility, etc.).</text:p>
            </text:list-item>
          </text:list>
        </text:list-item>
        <text:list-item>
          <text:p text:style-name="P57"><text:span text:style-name="Strong_20_Emphasis">Exceptions/</text:span></text:p>
          <text:list>
            <text:list-item>
              <text:p text:style-name="P57">e.g. <text:span text:style-name="Source_20_Text">AnalyticsNotFoundException</text:span> thrown when no data is available.</text:p>
            </text:list-item>
          </text:list>
        </text:list-item>
      </text:list>
      <text:p text:style-name="P53"/>
      <text:h text:style-name="P55" text:outline-level="3"><text:span text:style-name="Strong_20_Emphasis">Analytics.Domain</text:span></text:h>
      <text:p text:style-name="Text_20_body">Defines <text:span text:style-name="Strong_20_Emphasis">entities, domain events, and value objects</text:span>.</text:p>
      <text:list text:style-name="L26">
        <text:list-item>
          <text:p text:style-name="P58"><text:span text:style-name="Strong_20_Emphasis">Models/</text:span></text:p>
          <text:list>
            <text:list-item>
              <text:p text:style-name="P58"><text:span text:style-name="Source_20_Text">PortfolioAnalytics</text:span>: aggregate root containing computed metrics.</text:p>
            </text:list-item>
            <text:list-item>
              <text:p text:style-name="P58"><text:span text:style-name="Source_20_Text">AssetContribution</text:span>: child entity detailing per-asset weights and values.</text:p>
            </text:list-item>
            <text:list-item>
              <text:p text:style-name="P58"><text:span text:style-name="Source_20_Text">PortfolioAnalyticsSnapshot</text:span>: time-based value record for charting.</text:p>
            </text:list-item>
          </text:list>
        </text:list-item>
        <text:list-item>
          <text:p text:style-name="P58"><text:span text:style-name="Strong_20_Emphasis">Events/</text:span></text:p>
          <text:list>
            <text:list-item>
              <text:p text:style-name="P58">Domain-level <text:span text:style-name="Source_20_Text">AnalyticsComputedDomainEvent</text:span> to propagate internal state changes.</text:p>
            </text:list-item>
          </text:list>
        </text:list-item>
        <text:list-item>
          <text:p text:style-name="P58"><text:span text:style-name="Strong_20_Emphasis">ValueObjects/</text:span></text:p>
          <text:list>
            <text:list-item>
              <text:p text:style-name="P58"><text:soft-page-break/><text:span text:style-name="Source_20_Text">UserName.cs</text:span>, <text:span text:style-name="Source_20_Text">AnalyticsId.cs</text:span> — strongly-typed identifiers for domain purity.</text:p>
            </text:list-item>
          </text:list>
        </text:list-item>
      </text:list>
      <text:p text:style-name="P53"/>
      <text:h text:style-name="P55" text:outline-level="3"><text:span text:style-name="Strong_20_Emphasis">Analytics.Infrastructure</text:span></text:h>
      <text:p text:style-name="Text_20_body">Handles <text:span text:style-name="Strong_20_Emphasis">persistence, messaging, and service integration</text:span>.</text:p>
      <text:list text:style-name="L27">
        <text:list-item>
          <text:p text:style-name="P59"><text:span text:style-name="Strong_20_Emphasis">Data/</text:span></text:p>
          <text:list>
            <text:list-item>
              <text:p text:style-name="P59"><text:span text:style-name="Source_20_Text">AnalyticsDbContext</text:span>: EF Core DbContext with configurations and migrations.</text:p>
            </text:list-item>
          </text:list>
        </text:list-item>
        <text:list-item>
          <text:p text:style-name="P59"><text:span text:style-name="Strong_20_Emphasis">Messaging/</text:span></text:p>
          <text:list>
            <text:list-item>
              <text:p text:style-name="P59"><text:span text:style-name="Source_20_Text">Consumers/</text:span> for RabbitMQ event subscriptions.</text:p>
            </text:list-item>
            <text:list-item>
              <text:p text:style-name="P59"><text:span text:style-name="Source_20_Text">Publishers/</text:span> for outgoing events (e.g., to Notification Service).</text:p>
            </text:list-item>
          </text:list>
        </text:list-item>
        <text:list-item>
          <text:p text:style-name="P59"><text:span text:style-name="Strong_20_Emphasis">Services/</text:span></text:p>
          <text:list>
            <text:list-item>
              <text:p text:style-name="P59"><text:span text:style-name="Source_20_Text">AnalyticsCalculator</text:span>: implements computation logic.</text:p>
            </text:list-item>
            <text:list-item>
              <text:p text:style-name="P59"><text:span text:style-name="Source_20_Text">MarketDataGrpcClient</text:span>: fetches missing prices from MarketData Service.</text:p>
            </text:list-item>
          </text:list>
        </text:list-item>
      </text:list>
      <text:p text:style-name="P53"/>
      <text:p text:style-name="Text_20_body">✅ <text:span text:style-name="Strong_20_Emphasis">Consistency Highlights</text:span></text:p>
      <text:list text:style-name="L28">
        <text:list-item>
          <text:p text:style-name="P60">Mirrors your Ordering microservice layout for intuitive navigation.</text:p>
        </text:list-item>
        <text:list-item>
          <text:p text:style-name="P60">Maintains CQRS pattern (Commands, Queries, EventHandlers).</text:p>
        </text:list-item>
        <text:list-item>
          <text:p text:style-name="P60">Keeps event-driven communication modular via dedicated folders.</text:p>
        </text:list-item>
        <text:list-item>
          <text:p text:style-name="P60">Allows easy testing and scaling (each layer separately testable).</text:p>
        </text:list-item>
      </text:list>
      <text:p text:style-name="P9"><text:span text:style-name="Source_20_Text"/></text:p>
      <text:h text:style-name="P8" text:outline-level="3"><text:span text:style-name="Source_20_Text">Notes on Using the .proto</text:span></text:h>
      <text:list text:style-name="L29">
        <text:list-item>
          <text:p text:style-name="P61">The <text:span text:style-name="Strong_20_Emphasis"><text:span text:style-name="Source_20_Text">marketdata.proto</text:span></text:span> file should be an <text:span text:style-name="Emphasis">exact copy</text:span> of the one from <text:span text:style-name="Source_20_Text">MarketData.Service/Protos/</text:span> to ensure version parity.</text:p>
        </text:list-item>
        <text:list-item>
          <text:p text:style-name="P61">In your <text:span text:style-name="Source_20_Text">.csproj</text:span> for <text:span text:style-name="Source_20_Text">Analytics.Infrastructure</text:span>, include it like this:</text:p>
        </text:list-item>
      </text:list>
      <text:p text:style-name="P50"><text:span text:style-name="Source_20_Text">&lt;ItemGroup&gt;</text:span></text:p>
      <text:p text:style-name="P51"><text:span text:style-name="Source_20_Text"><text:s text:c="2"/>&lt;Protobuf Include="Protos\marketdata.proto" GrpcServices="Client" /&gt;</text:span></text:p>
      <text:p text:style-name="P62"><text:span text:style-name="Source_20_Text">&lt;/ItemGroup&gt;</text:span></text:p>
      <text:h text:style-name="P46" text:outline-level="2"><text:soft-page-break/><text:span text:style-name="Source_20_Text">🧩 Recommended Development Order and Rationale</text:span></text:h>
      <text:h text:style-name="P55" text:outline-level="3"><text:span text:style-name="Strong_20_Emphasis">1️⃣ Infrastructure Layer (Foundation)</text:span></text:h>
      <text:p text:style-name="P63">“Lay the groundwork so the rest of the service can stand on something real.”</text:p>
      <text:p text:style-name="Text_20_body">Start here because:</text:p>
      <text:list text:style-name="L30">
        <text:list-item>
          <text:p text:style-name="P64">You need the <text:span text:style-name="Strong_20_Emphasis">database context</text:span> (<text:span text:style-name="Source_20_Text">AnalyticsDbContext</text:span>) and <text:span text:style-name="Strong_20_Emphasis">configurations</text:span> early for persistence.</text:p>
        </text:list-item>
        <text:list-item>
          <text:p text:style-name="P64">You’ll wire up <text:span text:style-name="Strong_20_Emphasis">RabbitMQ consumers/publishers</text:span>, <text:span text:style-name="Strong_20_Emphasis">gRPC clients</text:span>, and <text:span text:style-name="Strong_20_Emphasis">dependency injection</text:span> foundations.</text:p>
        </text:list-item>
        <text:list-item>
          <text:p text:style-name="P64">You’ll define your <text:span text:style-name="Strong_20_Emphasis">Protos</text:span> folder, add the <text:span text:style-name="Source_20_Text">.proto</text:span> reference, and test gRPC connectivity before adding business logic.</text:p>
        </text:list-item>
        <text:list-item>
          <text:p text:style-name="P64">This allows you to <text:span text:style-name="Emphasis">smoke test</text:span> external dependencies early (DB, event bus, gRPC).</text:p>
        </text:list-item>
      </text:list>
      <text:p text:style-name="Text_20_body">Key files to start with:</text:p>
      <text:p text:style-name="P50"><text:span text:style-name="Source_20_Text">Analytics.Infrastructure/</text:span></text:p>
      <text:p text:style-name="P51"><text:span text:style-name="Source_20_Text">│</text:span></text:p>
      <text:p text:style-name="P51"><text:span text:style-name="Source_20_Text">├── Data/</text:span></text:p>
      <text:p text:style-name="P51"><text:span text:style-name="Source_20_Text">│ <text:s text:c="2"/>├── AnalyticsDbContext.cs</text:span></text:p>
      <text:p text:style-name="P51"><text:span text:style-name="Source_20_Text">│ <text:s text:c="2"/>├── Configurations/*.cs</text:span></text:p>
      <text:p text:style-name="P51"><text:span text:style-name="Source_20_Text">│ <text:s text:c="2"/>└── Extensions/DatabaseExtensions.cs</text:span></text:p>
      <text:p text:style-name="P51"><text:span text:style-name="Source_20_Text">│</text:span></text:p>
      <text:p text:style-name="P51"><text:span text:style-name="Source_20_Text">├── Protos/marketdata.proto</text:span></text:p>
      <text:p text:style-name="P51"><text:span text:style-name="Source_20_Text">├── Services/MarketDataGrpcClient.cs</text:span></text:p>
      <text:p text:style-name="P51"><text:span text:style-name="Source_20_Text">└── DependencyInjection.cs</text:span></text:p>
      <text:p text:style-name="Text_20_body">✅ Outcome:</text:p>
      <text:list text:style-name="L31">
        <text:list-item>
          <text:p text:style-name="P65">You can already run migrations.</text:p>
        </text:list-item>
        <text:list-item>
          <text:p text:style-name="P65">You can call MarketData Service via gRPC.</text:p>
        </text:list-item>
        <text:list-item>
          <text:p text:style-name="P65">RabbitMQ connection is working.</text:p>
        </text:list-item>
        <text:list-item>
          <text:p text:style-name="P65">The foundation is solid before writing higher-level logic.</text:p>
        </text:list-item>
      </text:list>
      <text:p text:style-name="P53"/>
      <text:h text:style-name="P55" text:outline-level="3"><text:span text:style-name="Strong_20_Emphasis">2️⃣ Domain Layer (Core Model)</text:span></text:h>
      <text:p text:style-name="P63">“Define what the service <text:span text:style-name="Emphasis">is about</text:span> — not how it’s implemented.”</text:p>
      <text:p text:style-name="Text_20_body"><text:soft-page-break/>Once infrastructure is stable, define your <text:span text:style-name="Strong_20_Emphasis">domain entities</text:span> and <text:span text:style-name="Strong_20_Emphasis">events</text:span> that represent your core business model.</text:p>
      <text:p text:style-name="Text_20_body">Here you’ll create:</text:p>
      <text:p text:style-name="P50"><text:span text:style-name="Source_20_Text">Analytics.Domain/</text:span></text:p>
      <text:p text:style-name="P51"><text:span text:style-name="Source_20_Text">│</text:span></text:p>
      <text:p text:style-name="P51"><text:span text:style-name="Source_20_Text">├── Models/</text:span></text:p>
      <text:p text:style-name="P51"><text:span text:style-name="Source_20_Text">│ <text:s text:c="2"/>├── PortfolioAnalytics.cs</text:span></text:p>
      <text:p text:style-name="P51"><text:span text:style-name="Source_20_Text">│ <text:s text:c="2"/>├── AssetContribution.cs</text:span></text:p>
      <text:p text:style-name="P51"><text:span text:style-name="Source_20_Text">│ <text:s text:c="2"/>└── PortfolioAnalyticsSnapshot.cs</text:span></text:p>
      <text:p text:style-name="P51"><text:span text:style-name="Source_20_Text">│</text:span></text:p>
      <text:p text:style-name="P51"><text:span text:style-name="Source_20_Text">├── ValueObjects/</text:span></text:p>
      <text:p text:style-name="P51"><text:span text:style-name="Source_20_Text">│ <text:s text:c="2"/>├── UserName.cs</text:span></text:p>
      <text:p text:style-name="P51"><text:span text:style-name="Source_20_Text">│ <text:s text:c="2"/>└── AnalyticsId.cs</text:span></text:p>
      <text:p text:style-name="P51"><text:span text:style-name="Source_20_Text">│</text:span></text:p>
      <text:p text:style-name="P51"><text:span text:style-name="Source_20_Text">└── Events/</text:span></text:p>
      <text:p text:style-name="P51"><text:span text:style-name="Source_20_Text"><text:s text:c="4"/>└── AnalyticsComputedDomainEvent.cs</text:span></text:p>
      <text:p text:style-name="Text_20_body">✅ Outcome:</text:p>
      <text:list text:style-name="L32">
        <text:list-item>
          <text:p text:style-name="P66">You have a clear, technology-agnostic domain model.</text:p>
        </text:list-item>
        <text:list-item>
          <text:p text:style-name="P66">You can now map these entities in EF Core (in the Infrastructure layer).</text:p>
        </text:list-item>
      </text:list>
      <text:p text:style-name="P53"/>
      <text:h text:style-name="P55" text:outline-level="3"><text:span text:style-name="Strong_20_Emphasis">3️⃣ Application Layer (Logic &amp; Use Cases)</text:span></text:h>
      <text:p text:style-name="P63">“The brains of the operation — where events become actions and queries become results.”</text:p>
      <text:p text:style-name="Text_20_body">Once domain models exist and the infrastructure is ready, you can implement:</text:p>
      <text:list text:style-name="L33">
        <text:list-item>
          <text:p text:style-name="P67">Command handlers (computations)</text:p>
        </text:list-item>
        <text:list-item>
          <text:p text:style-name="P67">Query handlers (GET endpoints)</text:p>
        </text:list-item>
        <text:list-item>
          <text:p text:style-name="P67">Event handlers (consuming PortfolioUpdated, MarketPricesUpdated)</text:p>
        </text:list-item>
        <text:list-item>
          <text:p text:style-name="P67">Service abstractions (e.g. <text:span text:style-name="Source_20_Text">IAnalyticsCalculator</text:span>)</text:p>
        </text:list-item>
      </text:list>
      <text:p text:style-name="Text_20_body">Files to create:</text:p>
      <text:p text:style-name="P50"><text:span text:style-name="Source_20_Text">Analytics.Application/</text:span></text:p>
      <text:p text:style-name="P51"><text:span text:style-name="Source_20_Text">│</text:span></text:p>
      <text:p text:style-name="P51"><text:span text:style-name="Source_20_Text">├── Analytics/</text:span></text:p>
      <text:p text:style-name="P51"><text:span text:style-name="Source_20_Text">│ <text:s text:c="2"/>├── Commands/</text:span></text:p>
      <text:p text:style-name="P51"><text:soft-page-break/><text:span text:style-name="Source_20_Text">│ <text:s text:c="2"/>│ <text:s text:c="2"/>├── ComputeAnalyticsCommand.cs</text:span></text:p>
      <text:p text:style-name="P51"><text:span text:style-name="Source_20_Text">│ <text:s text:c="2"/>│ <text:s text:c="2"/>└── ComputeAnalyticsCommandHandler.cs</text:span></text:p>
      <text:p text:style-name="P51"><text:span text:style-name="Source_20_Text">│ <text:s text:c="2"/>├── Queries/</text:span></text:p>
      <text:p text:style-name="P51"><text:span text:style-name="Source_20_Text">│ <text:s text:c="2"/>│ <text:s text:c="2"/>├── GetAnalyticsByUserQuery.cs</text:span></text:p>
      <text:p text:style-name="P51"><text:span text:style-name="Source_20_Text">│ <text:s text:c="2"/>│ <text:s text:c="2"/>├── GetAnalyticsHistoryQuery.cs</text:span></text:p>
      <text:p text:style-name="P51"><text:span text:style-name="Source_20_Text">│ <text:s text:c="2"/>│ <text:s text:c="2"/>└── Handlers</text:span></text:p>
      <text:p text:style-name="P51"><text:span text:style-name="Source_20_Text">│ <text:s text:c="2"/>├── EventHandlers/</text:span></text:p>
      <text:p text:style-name="P51"><text:span text:style-name="Source_20_Text">│ <text:s text:c="2"/>│ <text:s text:c="2"/>├── PortfolioUpdatedEventHandler.cs</text:span></text:p>
      <text:p text:style-name="P51"><text:span text:style-name="Source_20_Text">│ <text:s text:c="2"/>│ <text:s text:c="2"/>└── MarketPricesUpdatedEventHandler.cs</text:span></text:p>
      <text:p text:style-name="P51"><text:span text:style-name="Source_20_Text">│</text:span></text:p>
      <text:p text:style-name="P51"><text:span text:style-name="Source_20_Text">├── Services/IAnalyticsCalculator.cs</text:span></text:p>
      <text:p text:style-name="P51"><text:span text:style-name="Source_20_Text">└── DependencyInjection.cs</text:span></text:p>
      <text:p text:style-name="Text_20_body">✅ Outcome:</text:p>
      <text:list text:style-name="L34">
        <text:list-item>
          <text:p text:style-name="P68">Business logic is testable in isolation.</text:p>
        </text:list-item>
        <text:list-item>
          <text:p text:style-name="P68">Handlers call repositories (via <text:span text:style-name="Source_20_Text">IAnalyticsDbContext</text:span>), domain models, and external clients (gRPC, events).</text:p>
        </text:list-item>
        <text:list-item>
          <text:p text:style-name="P68">You can unit test the analytics computations without touching the API layer.</text:p>
        </text:list-item>
      </text:list>
      <text:p text:style-name="P53"/>
      <text:h text:style-name="P55" text:outline-level="3"><text:span text:style-name="Strong_20_Emphasis">4️⃣ API Layer (Presentation &amp; Integration)</text:span></text:h>
      <text:p text:style-name="P63">“Expose the service to the outside world.”</text:p>
      <text:p text:style-name="Text_20_body">Once the Application layer is functional, building the API becomes straightforward:</text:p>
      <text:list text:style-name="L35">
        <text:list-item>
          <text:p text:style-name="P69">Endpoints just forward calls to commands and queries.</text:p>
        </text:list-item>
        <text:list-item>
          <text:p text:style-name="P69">Consumers are subscribed via MassTransit (RabbitMQ).</text:p>
        </text:list-item>
        <text:list-item>
          <text:p text:style-name="P69">You can run the service end-to-end.</text:p>
        </text:list-item>
      </text:list>
      <text:p text:style-name="Text_20_body">Files:</text:p>
      <text:p text:style-name="P50"><text:span text:style-name="Source_20_Text">Analytics.API/</text:span></text:p>
      <text:p text:style-name="P51"><text:span text:style-name="Source_20_Text">│</text:span></text:p>
      <text:p text:style-name="P51"><text:span text:style-name="Source_20_Text">├── Endpoints/</text:span></text:p>
      <text:p text:style-name="P51"><text:span text:style-name="Source_20_Text">│ <text:s text:c="2"/>├── GetAnalyticsByUser.cs</text:span></text:p>
      <text:p text:style-name="P51"><text:span text:style-name="Source_20_Text">│ <text:s text:c="2"/>├── GetAnalyticsHistory.cs</text:span></text:p>
      <text:p text:style-name="P51"><text:span text:style-name="Source_20_Text">│ <text:s text:c="2"/>└── RefreshAnalytics.cs</text:span></text:p>
      <text:p text:style-name="P51"><text:span text:style-name="Source_20_Text">│</text:span></text:p>
      <text:p text:style-name="P51"><text:span text:style-name="Source_20_Text">├── Events/</text:span></text:p>
      <text:p text:style-name="P51"><text:soft-page-break/><text:span text:style-name="Source_20_Text">│ <text:s text:c="2"/>├── PortfolioUpdatedConsumer.cs</text:span></text:p>
      <text:p text:style-name="P51"><text:span text:style-name="Source_20_Text">│ <text:s text:c="2"/>├── MarketPricesUpdatedConsumer.cs</text:span></text:p>
      <text:p text:style-name="P51"><text:span text:style-name="Source_20_Text">│ <text:s text:c="2"/>└── AnalyticsComputedPublisher.cs</text:span></text:p>
      <text:p text:style-name="P51"><text:span text:style-name="Source_20_Text">│</text:span></text:p>
      <text:p text:style-name="P51"><text:span text:style-name="Source_20_Text">├── Program.cs</text:span></text:p>
      <text:p text:style-name="P51"><text:span text:style-name="Source_20_Text">└── DependencyInjection.cs</text:span></text:p>
      <text:p text:style-name="Text_20_body">✅ Outcome:</text:p>
      <text:list text:style-name="L36">
        <text:list-item>
          <text:p text:style-name="P70">You can test GET endpoints and event-driven updates.</text:p>
        </text:list-item>
        <text:list-item>
          <text:p text:style-name="P70">The full computation chain (Portfolio → Analytics → Notification) becomes observable.</text:p>
        </text:list-item>
      </text:list>
      <text:p text:style-name="P53"/>
      <text:h text:style-name="P54" text:outline-level="2">⚙️ Alternative Order (When Iterating Fast)</text:h>
      <text:p text:style-name="Text_20_body">If you’re prototyping or already have MarketData/Portfolio Services working, a <text:span text:style-name="Strong_20_Emphasis">slightly faster path</text:span> is:</text:p>
      <text:list text:style-name="L37">
        <text:list-item>
          <text:p text:style-name="P71"><text:span text:style-name="Strong_20_Emphasis">Domain + Infrastructure in parallel</text:span> (so you can model + persist together)</text:p>
        </text:list-item>
        <text:list-item>
          <text:p text:style-name="P71"><text:span text:style-name="Strong_20_Emphasis">Application</text:span></text:p>
        </text:list-item>
        <text:list-item>
          <text:p text:style-name="P71"><text:span text:style-name="Strong_20_Emphasis">API</text:span></text:p>
        </text:list-item>
      </text:list>
      <text:p text:style-name="Text_20_body">This works well if you already know your database model and need early integration tests.</text:p>
      <text:p text:style-name="P53"/>
      <text:h text:style-name="P54" text:outline-level="2">✅ Final Recommendation for You</text:h>
      <text:p text:style-name="Text_20_body">Since you’re an experienced .NET developer and you already have two microservices running (Portfolio + MarketData), I recommend this order:</text:p>
      <text:p text:style-name="Text_20_body">1️⃣ <text:span text:style-name="Strong_20_Emphasis">Infrastructure first</text:span></text:p>
      <text:list text:style-name="L38">
        <text:list-item>
          <text:p text:style-name="P72">Set up DB, EF Core, RabbitMQ, and gRPC client to MarketData.</text:p>
        </text:list-item>
        <text:list-item>
          <text:p text:style-name="P72">Verify that everything connects and compiles.</text:p>
        </text:list-item>
      </text:list>
      <text:p text:style-name="Text_20_body">2️⃣ <text:span text:style-name="Strong_20_Emphasis">Domain</text:span></text:p>
      <text:list text:style-name="L39">
        <text:list-item>
          <text:p text:style-name="P73">Define your entities and relationships cleanly.</text:p>
        </text:list-item>
        <text:list-item>
          <text:p text:style-name="P73">Add migrations and test persistence.</text:p>
        </text:list-item>
      </text:list>
      <text:p text:style-name="Text_20_body">3️⃣ <text:span text:style-name="Strong_20_Emphasis">Application</text:span></text:p>
      <text:list text:style-name="L40">
        <text:list-item>
          <text:p text:style-name="P74">Implement the computation logic and event handlers.</text:p>
        </text:list-item>
      </text:list>
      <text:p text:style-name="Text_20_body">4️⃣ <text:span text:style-name="Strong_20_Emphasis">API</text:span></text:p>
      <text:list text:style-name="L41">
        <text:list-item>
          <text:p text:style-name="P75">Add endpoints, register consumers, and hook up the refresh route.</text:p>
        </text:list-item>
      </text:list>
      <text:p text:style-name="Text_20_body">This order gives you:</text:p>
      <text:list text:style-name="L42">
        <text:list-item>
          <text:p text:style-name="P76"><text:soft-page-break/>Early confidence in infrastructure correctness.</text:p>
        </text:list-item>
        <text:list-item>
          <text:p text:style-name="P76">Domain modeled correctly.</text:p>
        </text:list-item>
        <text:list-item>
          <text:p text:style-name="P76">A clean progression from low-level to high-level abstraction.</text:p>
        </text:list-item>
      </text:list>
      <text:p text:style-name="P9"><text:span text:style-name="Source_20_Tex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5T09:51:45.058842800</meta:creation-date>
    <dc:date>2025-11-07T15:07:42.492315800</dc:date>
    <meta:editing-duration>PT2H12M18S</meta:editing-duration>
    <meta:editing-cycles>5</meta:editing-cycles>
    <meta:generator>LibreOffice/25.8.2.2$Windows_X86_64 LibreOffice_project/d401f2107ccab8f924a8e2df40f573aab7605b6f</meta:generator>
    <meta:document-statistic meta:table-count="3" meta:image-count="0" meta:object-count="0" meta:page-count="22" meta:paragraph-count="562" meta:word-count="2865" meta:character-count="22335" meta:non-whitespace-character-count="18995"/>
  </office:meta>
</office:document-meta>
</file>